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ce style:name="OpenSymbol" svg:font-family="OpenSymbol"/>
    <style:font-face style:name="Tahoma2" svg:font-family="Tahoma"/>
    <style:font-face style:name="LiberationSerif-Regular" svg:font-family="LiberationSerif-Regular" style:font-family-generic="roman"/>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Default_20_Text">
      <style:text-properties style:font-name="Times New Roman1" fo:font-size="12pt" style:font-name-asian="Times New Roman1" style:font-size-asian="12pt" style:font-name-complex="Times New Roman1" style:font-size-complex="12pt"/>
    </style:style>
    <style:style style:name="P2" style:family="paragraph" style:parent-style-name="Default_20_Text">
      <style:text-properties fo:language="zxx" fo:country="none" style:language-asian="zxx" style:country-asian="none"/>
    </style:style>
    <style:style style:name="P3" style:family="paragraph" style:parent-style-name="Text_20_Body_20_Single">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4" style:family="paragraph" style:parent-style-name="Default_20_Text">
      <style:paragraph-properties fo:margin-left="0cm" fo:margin-right="0cm" fo:margin-top="0.176cm" fo:margin-bottom="0.176cm" fo:text-indent="0cm" style:auto-text-indent="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Default_20_Text">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6"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7"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8"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 style:family="paragraph" style:parent-style-name="Text_20_Body_20_Indent" style:master-page-name="">
      <style:paragraph-properties fo:margin-left="0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fo:font-weight="bold" style:font-weight-asian="bold" style:font-weight-complex="bold"/>
    </style:style>
    <style:style style:name="P10" style:family="paragraph" style:parent-style-name="Text_20_Body_20_Single">
      <style:paragraph-properties fo:margin-left="0cm" fo:margin-right="0cm" fo:orphans="2" fo:widows="2" fo:text-indent="0cm" style:auto-text-indent="false" style:writing-mode="lr-tb"/>
      <style:text-properties fo:font-weight="bold" style:font-weight-asian="bold" style:font-weight-complex="bold"/>
    </style:style>
    <style:style style:name="P11" style:family="paragraph" style:parent-style-name="Text_20_Body_20_Single">
      <style:paragraph-properties fo:margin-left="0cm" fo:margin-right="0cm" fo:text-align="justify" style:justify-single-word="false" fo:orphans="2" fo:widows="2" fo:text-indent="0cm" style:auto-text-indent="false" style:shadow="none" style:writing-mode="lr-tb">
        <style:tab-stops/>
      </style:paragraph-properties>
    </style:style>
    <style:style style:name="P12" style:family="paragraph" style:parent-style-name="Default_20_Text">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 style:family="paragraph" style:parent-style-name="Text_20_Body_20_Indent">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 style:family="paragraph" style:parent-style-name="Default_20_Text">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6"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7"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P18"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9"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20" style:family="paragraph" style:parent-style-name="Text_20_Body_20_Single">
      <style:paragraph-properties fo:margin-left="0.635cm" fo:margin-right="0cm" fo:text-indent="0cm" style:auto-text-indent="false"/>
    </style:style>
    <style:style style:name="P21" style:family="paragraph" style:parent-style-name="Default_20_Text">
      <style:paragraph-properties fo:margin-left="1.009cm" fo:margin-right="0cm" fo:text-indent="0cm" style:auto-text-indent="false"/>
    </style:style>
    <style:style style:name="P22" style:family="paragraph" style:parent-style-name="Default_20_Text">
      <style:paragraph-properties fo:margin-left="1.009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23" style:family="paragraph" style:parent-style-name="Default_20_Text">
      <style:paragraph-properties fo:margin-left="1.009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24"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5"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6" style:family="paragraph" style:parent-style-name="Default_20_Text">
      <style:paragraph-properties fo:margin-left="0.993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27" style:family="paragraph" style:parent-style-name="Default_20_Text">
      <style:paragraph-properties fo:margin-left="0.993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28" style:family="paragraph" style:parent-style-name="Default_20_Text">
      <style:paragraph-properties fo:margin-left="0.993cm" fo:margin-right="0cm" fo:text-indent="0cm" style:auto-text-indent="false"/>
      <style:text-properties fo:color="#000000"/>
    </style:style>
    <style:style style:name="P29" style:family="paragraph" style:parent-style-name="Text_20_Body_20_Indent">
      <style:paragraph-properties fo:margin-left="0.993cm" fo:margin-right="0cm" fo:margin-top="0cm" fo:margin-bottom="0.212cm" fo:orphans="2" fo:widows="2" fo:text-indent="0cm" style:auto-text-indent="false" style:writing-mode="lr-tb"/>
    </style:style>
    <style:style style:name="P30"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1"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32"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3" style:family="paragraph" style:parent-style-name="Text_20_Body_20_Indent">
      <style:paragraph-properties fo:margin-left="0.993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34" style:family="paragraph" style:parent-style-name="Text_20_Body_20_Indent">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5" style:family="paragraph" style:parent-style-name="Text_20_Body_20_Indent">
      <style:paragraph-properties fo:margin-left="0.993cm" fo:margin-right="0cm" fo:margin-top="0cm" fo:margin-bottom="0.212cm" fo:orphans="2" fo:widows="2" fo:text-indent="0cm" style:auto-text-indent="false" style:writing-mode="lr-tb"/>
      <style:text-properties fo:font-style="italic" style:font-style-asian="italic" style:font-style-complex="italic"/>
    </style:style>
    <style:style style:name="P36" style:family="paragraph" style:parent-style-name="Text_20_Body_20_Indent">
      <style:paragraph-properties fo:margin-left="0.993cm" fo:margin-right="0cm" fo:margin-top="0cm" fo:margin-bottom="0.212cm" fo:orphans="2" fo:widows="2" fo:text-indent="0cm" style:auto-text-indent="false" fo:background-color="#cccccc" style:writing-mode="lr-tb">
        <style:background-image/>
      </style:paragraph-properties>
    </style:style>
    <style:style style:name="P37"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8"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39" style:family="paragraph" style:parent-style-name="Text_20_Body_20_Indent">
      <style:paragraph-properties fo:margin-left="0.993cm" fo:margin-right="0cm" fo:margin-top="0cm" fo:margin-bottom="0.212cm" fo:text-align="justify" style:justify-single-word="false" fo:orphans="2" fo:widows="2" fo:text-indent="0cm" style:auto-text-indent="false"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0" style:family="paragraph" style:parent-style-name="Text_20_Body_20_Indent">
      <style:paragraph-properties fo:margin-left="0.993cm" fo:margin-right="0cm" fo:text-indent="0cm" style:auto-text-indent="false"/>
    </style:style>
    <style:style style:name="P41" style:family="paragraph" style:parent-style-name="Text_20_Body_20_Indent">
      <style:paragraph-properties fo:margin-left="0.993cm" fo:margin-right="0cm" fo:text-indent="0cm" style:auto-text-indent="false"/>
      <style:text-properties fo:language="en" fo:country="US"/>
    </style:style>
    <style:style style:name="P42" style:family="paragraph" style:parent-style-name="Text_20_Body_20_Indent">
      <style:paragraph-properties fo:margin-left="0.993cm" fo:margin-right="0cm" fo:text-indent="0cm" style:auto-text-indent="false"/>
      <style:text-properties fo:color="#000000"/>
    </style:style>
    <style:style style:name="P43" style:family="paragraph" style:parent-style-name="Text_20_Body_20_Indent">
      <style:paragraph-properties fo:margin-left="0.993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4" style:family="paragraph" style:parent-style-name="Text_20_Body_20_Indent">
      <style:paragraph-properties fo:margin-left="0.993cm" fo:margin-right="0cm" fo:text-indent="0cm" style:auto-text-indent="false"/>
      <style:text-properties fo:color="#000000"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5" style:family="paragraph" style:parent-style-name="Text_20_Body_20_Indent">
      <style:paragraph-properties fo:margin-left="0.993cm" fo:margin-right="0cm" fo:text-indent="0cm" style:auto-text-indent="false"/>
      <style:text-properties style:use-window-font-color="true"/>
    </style:style>
    <style:style style:name="P46" style:family="paragraph" style:parent-style-name="Text_20_Body_20_Indent">
      <style:paragraph-properties fo:margin-left="0.993cm" fo:margin-right="0cm" fo:text-indent="0cm" style:auto-text-indent="false"/>
      <style:text-properties style:use-window-font-color="true" fo:language="en" fo:country="US"/>
    </style:style>
    <style:style style:name="P47" style:family="paragraph" style:parent-style-name="Text_20_Body_20_Indent">
      <style:paragraph-properties fo:margin-left="0.993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8" style:family="paragraph" style:parent-style-name="Text_20_Body_20_Single">
      <style:paragraph-properties fo:margin-left="0.993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9" style:family="paragraph" style:parent-style-name="Text_20_Body_20_Single">
      <style:paragraph-properties fo:margin-left="0.993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0" style:family="paragraph" style:parent-style-name="Text_20_Body_20_Single">
      <style:paragraph-properties fo:margin-left="0.993cm" fo:margin-right="0cm" fo:orphans="2" fo:widows="2" fo:text-indent="0cm" style:auto-text-indent="false" style:writing-mode="lr-tb"/>
    </style:style>
    <style:style style:name="P51" style:family="paragraph" style:parent-style-name="Text_20_Body_20_Single">
      <style:paragraph-properties fo:margin-left="0.993cm" fo:margin-right="0cm" fo:text-indent="0cm" style:auto-text-indent="false"/>
      <style:text-properties fo:color="#000000"/>
    </style:style>
    <style:style style:name="P52" style:family="paragraph" style:parent-style-name="Hanging_20_indent">
      <style:paragraph-properties fo:margin-left="0.993cm" fo:margin-right="0cm" fo:text-indent="0cm" style:auto-text-indent="false"/>
    </style:style>
    <style:style style:name="P53" style:family="paragraph" style:parent-style-name="Text_20_Body_20_Single" style:master-page-name="">
      <style:paragraph-properties fo:margin-left="0.993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4" style:family="paragraph" style:parent-style-name="Default_20_Text">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5" style:family="paragraph" style:parent-style-name="Text_20_Body_20_Single">
      <style:paragraph-properties fo:margin-left="0.975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6" style:family="paragraph" style:parent-style-name="Standard">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7" style:family="paragraph" style:parent-style-name="Default_20_Text">
      <style:paragraph-properties fo:margin-left="0.975cm" fo:margin-right="0cm" fo:text-indent="0cm" style:auto-text-indent="false"/>
    </style:style>
    <style:style style:name="P58" style:family="paragraph" style:parent-style-name="Text_20_Body_20_Indent">
      <style:paragraph-properties fo:margin-left="0.975cm" fo:margin-right="0cm" fo:margin-top="0cm" fo:margin-bottom="0.212cm" fo:orphans="2" fo:widows="2" fo:text-indent="0cm" style:auto-text-indent="false" style:writing-mode="lr-tb"/>
    </style:style>
    <style:style style:name="P59"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0"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1" style:family="paragraph" style:parent-style-name="Standard">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2" style:family="paragraph" style:parent-style-name="Text_20_Body_20_Indent">
      <style:paragraph-properties fo:margin-left="0.975cm" fo:margin-right="0cm" fo:text-indent="0cm" style:auto-text-indent="false"/>
    </style:style>
    <style:style style:name="P63" style:family="paragraph" style:parent-style-name="Text_20_Body_20_Indent">
      <style:paragraph-properties fo:margin-left="0.975cm" fo:margin-right="0cm" fo:text-indent="0cm" style:auto-text-indent="false"/>
      <style:text-properties fo:language="en" fo:country="US"/>
    </style:style>
    <style:style style:name="P64" style:family="paragraph" style:parent-style-name="Text_20_Body_20_Indent">
      <style:paragraph-properties fo:margin-left="0.975cm" fo:margin-right="0cm" fo:text-indent="0cm" style:auto-text-indent="false"/>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5" style:family="paragraph" style:parent-style-name="Text_20_Body_20_Single">
      <style:paragraph-properties fo:margin-left="0.975cm" fo:margin-right="0cm" fo:text-indent="0cm" style:auto-text-indent="false"/>
    </style:style>
    <style:style style:name="P66" style:family="paragraph" style:parent-style-name="Text_20_Body_20_Single">
      <style:paragraph-properties fo:margin-left="0.975cm" fo:margin-right="0cm" fo:text-indent="0cm" style:auto-text-indent="false"/>
      <style:text-properties fo:color="#000000" fo:font-weight="normal" style:font-weight-asian="normal" style:font-weight-complex="normal"/>
    </style:style>
    <style:style style:name="P67" style:family="paragraph" style:parent-style-name="Text_20_Body_20_Single">
      <style:paragraph-properties fo:margin-left="0.975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8" style:family="paragraph" style:parent-style-name="Default_20_Text">
      <style:paragraph-properties fo:margin-left="1.498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9" style:family="paragraph" style:parent-style-name="Normal">
      <style:paragraph-properties fo:margin-left="1.498cm" fo:margin-right="0cm" fo:margin-top="0cm" fo:margin-bottom="0.212cm" fo:orphans="2" fo:widows="2" fo:text-indent="0cm" style:auto-text-indent="false" fo:background-color="#cccccc" style:writing-mode="lr-tb">
        <style:background-image/>
      </style:paragraph-properties>
    </style:style>
    <style:style style:name="P70" style:family="paragraph" style:parent-style-name="Default_20_Text">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71" style:family="paragraph" style:parent-style-name="Text_20_Body_20_Indent">
      <style:text-properties fo:language="en" fo:country="US"/>
    </style:style>
    <style:style style:name="P72" style:family="paragraph" style:parent-style-name="Text_20_Body_20_Indent">
      <style:text-properties style:use-window-font-color="true"/>
    </style:style>
    <style:style style:name="P73" style:family="paragraph" style:parent-style-name="Text_20_Body_20_Inden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style>
    <style:style style:name="P74" style:family="paragraph" style:parent-style-name="Text_20_Body_20_Inden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5" style:family="paragraph" style:parent-style-name="Text_20_Body_20_Inden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76" style:family="paragraph" style:parent-style-name="Text_20_Body_20_Inden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77" style:family="paragraph" style:parent-style-name="Text_20_Body_20_Inden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8"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9"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80"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81"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2"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3"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84" style:family="paragraph" style:parent-style-name="Text_20_Body_20_Single">
      <style:paragraph-properties fo:margin-left="1.27cm" fo:margin-right="0cm" fo:orphans="2" fo:widows="2" fo:text-indent="0cm" style:auto-text-indent="false" style:writing-mode="lr-tb"/>
      <style:text-properties fo:color="#000000"/>
    </style:style>
    <style:style style:name="P85" style:family="paragraph" style:parent-style-name="Text_20_Body_20_Single">
      <style:paragraph-properties fo:margin-left="1.27cm" fo:margin-right="0cm" fo:text-indent="0cm" style:auto-text-indent="false"/>
    </style:style>
    <style:style style:name="P86" style:family="paragraph" style:parent-style-name="Text_20_Body_20_Single">
      <style:paragraph-properties fo:margin-left="1.27cm" fo:margin-right="0cm" fo:text-indent="0cm" style:auto-text-indent="false"/>
      <style:text-properties fo:color="#000000"/>
    </style:style>
    <style:style style:name="P87"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88" style:family="paragraph" style:parent-style-name="Text_20_Body_20_Single">
      <style:paragraph-properties fo:margin-left="1.27cm" fo:margin-right="0cm" fo:text-align="start" style:justify-single-word="false" fo:orphans="2" fo:widows="2" fo:text-indent="0cm" style:auto-text-indent="false" fo:background-color="transparent" style:writing-mode="lr-tb">
        <style:background-image/>
      </style:paragraph-properties>
    </style:style>
    <style:style style:name="P89"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90" style:family="paragraph" style:parent-style-name="Normal">
      <style:paragraph-properties fo:margin-left="1.27cm" fo:margin-right="0cm" fo:margin-top="0.176cm" fo:margin-bottom="0.176cm" fo:text-indent="0cm" style:auto-text-indent="false" style:text-autospace="none"/>
    </style:style>
    <style:style style:name="P91"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2"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3"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4"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5" style:family="paragraph" style:parent-style-name="Text_20_Body_20_Indent">
      <style:paragraph-properties fo:margin-top="0cm" fo:margin-bottom="0.212cm" fo:orphans="2" fo:widows="2" style:writing-mode="lr-tb"/>
    </style:style>
    <style:style style:name="P96"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7"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8"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99"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style>
    <style:style style:name="P100" style:family="paragraph" style:parent-style-name="Text_20_Body_20_Indent">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1"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102"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3"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4"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fo:font-style="italic" style:font-style-asian="italic" style:font-style-complex="italic"/>
    </style:style>
    <style:style style:name="P105"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6"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style>
    <style:style style:name="P107"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style>
    <style:style style:name="P108"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9" style:family="paragraph" style:parent-style-name="Text_20_Body_20_Indent">
      <style:paragraph-properties fo:margin-left="0.958cm" fo:margin-right="0cm" fo:margin-top="0cm" fo:margin-bottom="0.212cm" fo:orphans="2" fo:widows="2" fo:text-indent="0cm" style:auto-text-indent="false" style:writing-mode="lr-tb"/>
    </style:style>
    <style:style style:name="P110" style:family="paragraph" style:parent-style-name="Text_20_Body_20_Single">
      <style:paragraph-properties fo:margin-left="0.958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1"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2" style:family="paragraph" style:parent-style-name="Text_20_Body_20_Single">
      <style:paragraph-properties fo:margin-top="0cm" fo:margin-bottom="0.494cm"/>
    </style:style>
    <style:style style:name="P113" style:family="paragraph" style:parent-style-name="Text_20_Body_20_Single">
      <style:paragraph-properties fo:margin-top="0cm" fo:margin-bottom="0.494cm"/>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4" style:family="paragraph" style:parent-style-name="Text_20_Body_20_Singl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5" style:family="paragraph" style:parent-style-name="Text_20_Body_20_Single">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6" style:family="paragraph" style:parent-style-name="Text_20_Body_20_Single">
      <style:text-properties fo:color="#0000ff" fo:font-weight="normal" style:font-weight-asian="normal" style:font-weight-complex="normal"/>
    </style:style>
    <style:style style:name="P117" style:family="paragraph" style:parent-style-name="Text_20_Body_20_Single">
      <style:paragraph-properties fo:margin-left="2.002cm" fo:margin-right="0cm" fo:text-indent="0cm" style:auto-text-indent="false"/>
    </style:style>
    <style:style style:name="P118" style:family="paragraph" style:parent-style-name="Text_20_Body_20_Single">
      <style:paragraph-properties fo:margin-left="2.002cm" fo:margin-right="0cm" fo:orphans="2" fo:widows="2" fo:text-indent="0cm" style:auto-text-indent="false" style:writing-mode="lr-tb"/>
    </style:style>
    <style:style style:name="P119" style:family="paragraph" style:parent-style-name="Text_20_Body_20_Single">
      <style:paragraph-properties fo:margin-left="1.96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0"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21"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2" style:family="paragraph" style:parent-style-name="Hanging_20_indent">
      <style:paragraph-properties fo:margin-left="1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3" style:family="paragraph" style:parent-style-name="Text_20_Body_20_Single"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style>
    <style:style style:name="P124" style:family="paragraph" style:parent-style-name="Text_20_Body_20_Single">
      <style:paragraph-properties fo:margin-left="0.018cm" fo:margin-right="0cm" fo:margin-top="0cm" fo:margin-bottom="0.494cm" fo:text-indent="0cm" style:auto-text-indent="false"/>
    </style:style>
    <style:style style:name="P125" style:family="paragraph" style:parent-style-name="Text_20_Body_20_Indent">
      <style:paragraph-properties fo:margin-left="2.02cm" fo:margin-right="0cm" fo:text-indent="0cm" style:auto-text-indent="false"/>
      <style:text-properties fo:language="en" fo:country="US"/>
    </style:style>
    <style:style style:name="P126"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127"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8" style:family="paragraph" style:parent-style-name="Text_20_Body_20_Single" style:master-page-name="">
      <style:paragraph-properties fo:margin-left="0.993cm" fo:margin-right="0cm" fo:text-align="justify" style:justify-single-word="false" fo:orphans="2" fo:widows="2" fo:text-indent="-0.035cm" style:auto-text-indent="false" style:page-number="auto" style:shadow="none" style:writing-mode="lr-tb">
        <style:tab-stops/>
      </style:paragraph-properties>
    </style:style>
    <style:style style:name="P129" style:family="paragraph" style:parent-style-name="Contents_20_1">
      <style:paragraph-properties>
        <style:tab-stops>
          <style:tab-stop style:position="17.59cm" style:type="right" style:leader-style="dotted" style:leader-text="."/>
        </style:tab-stops>
      </style:paragraph-properties>
    </style:style>
    <style:style style:name="P130" style:family="paragraph" style:parent-style-name="Text_20_Body_20_Single">
      <style:paragraph-properties fo:orphans="2" fo:widows="2" style:writing-mode="lr-tb">
        <style:tab-stops/>
      </style:paragraph-properties>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1" style:family="paragraph" style:parent-style-name="Standard" style:list-style-name="L12">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32" style:family="paragraph" style:parent-style-name="Standard"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3" style:family="paragraph" style:parent-style-name="Default_20_Text" style:list-style-name="L23"/>
    <style:style style:name="P134" style:family="paragraph" style:parent-style-name="Default_20_Text" style:list-style-name="L3">
      <style:paragraph-properties fo:margin-left="1.009cm" fo:margin-right="0cm" fo:text-indent="0cm" style:auto-text-indent="false"/>
    </style:style>
    <style:style style:name="P135" style:family="paragraph" style:parent-style-name="Default_20_Text" style:list-style-name="L3">
      <style:paragraph-properties fo:margin-left="0cm" fo:margin-right="0cm" fo:margin-top="0.423cm" fo:margin-bottom="0.212cm" fo:orphans="2" fo:widows="2" fo:text-indent="0cm" style:auto-text-indent="false" style:writing-mode="lr-tb"/>
      <style:text-properties style:use-window-font-color="true" style:font-name="Arial" fo:font-size="12pt" fo:language="zxx" fo:country="none" fo:font-weight="bold" style:font-name-asian="宋体1" style:font-size-asian="12pt" style:language-asian="zxx" style:country-asian="none" style:font-weight-asian="bold" style:font-name-complex="Tahoma" style:font-size-complex="12pt" style:language-complex="ar" style:country-complex="SA" style:font-weight-complex="bold"/>
    </style:style>
    <style:style style:name="P136"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7"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8" style:family="paragraph" style:parent-style-name="Default_20_Text" style:list-style-name="L19">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9" style:family="paragraph" style:parent-style-name="Default_20_Text" style:list-style-name="L21">
      <style:paragraph-properties fo:margin-left="0.975cm" fo:margin-right="0cm" fo:text-indent="0cm" style:auto-text-indent="false"/>
      <style:text-properties fo:font-style="normal" style:font-style-asian="normal" style:font-style-complex="normal"/>
    </style:style>
    <style:style style:name="P140" style:family="paragraph" style:parent-style-name="Default_20_Text" style:list-style-name="L21">
      <style:paragraph-properties fo:margin-left="0.975cm" fo:margin-right="0cm" fo:text-indent="0cm" style:auto-text-indent="false"/>
    </style:style>
    <style:style style:name="P141" style:family="paragraph" style:parent-style-name="Default_20_Text" style:list-style-name="L21">
      <style:paragraph-properties fo:margin-left="0.975cm" fo:margin-right="0cm" fo:text-indent="0cm" style:auto-text-indent="false"/>
      <style:text-properties fo:color="#000000" style:font-name="Times New Roman" fo:font-size="12pt" style:font-size-asian="12pt" style:font-size-complex="12pt"/>
    </style:style>
    <style:style style:name="P142" style:family="paragraph" style:parent-style-name="Default_20_Text" style:list-style-name="L21">
      <style:paragraph-properties fo:margin-left="0.975cm" fo:margin-right="0cm" fo:text-indent="0cm" style:auto-text-indent="false"/>
      <style:text-properties fo:color="#000000" style:font-name="Times New Roman" fo:font-size="12pt" style:font-name-asian="宋体" style:font-size-asian="12pt" style:font-name-complex="宋体" style:font-size-complex="12pt"/>
    </style:style>
    <style:style style:name="P143" style:family="paragraph" style:parent-style-name="Default_20_Text" style:list-style-name="L28">
      <style:paragraph-properties fo:margin-left="0.975cm" fo:margin-right="0cm" fo:text-indent="0cm" style:auto-text-indent="false"/>
    </style:style>
    <style:style style:name="P144" style:family="paragraph" style:parent-style-name="Default_20_Text" style:list-style-name="L25">
      <style:paragraph-properties fo:margin-left="0.635cm" fo:margin-right="0cm" fo:margin-top="0cm" fo:margin-bottom="0cm" fo:line-height="100%" fo:orphans="2" fo:widows="2" fo:text-indent="0cm" style:auto-text-indent="false" style:text-autospace="non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45" style:family="paragraph" style:parent-style-name="Default_20_Text" style:list-style-name="L37">
      <style:paragraph-properties fo:margin-left="1.515cm" fo:margin-right="0cm" fo:margin-top="0cm" fo:margin-bottom="0.212cm" fo:text-indent="0cm" style:auto-text-indent="false" fo:background-color="#cccccc">
        <style:background-image/>
      </style:paragraph-properties>
      <style:text-properties fo:font-style="italic" style:font-style-asian="italic" style:font-style-complex="italic"/>
    </style:style>
    <style:style style:name="P146" style:family="paragraph" style:parent-style-name="Default_20_Text" style:list-style-name="L37">
      <style:paragraph-properties fo:margin-left="2.263cm" fo:margin-right="0cm" fo:margin-top="0cm" fo:margin-bottom="0.212cm" fo:text-indent="0cm" style:auto-text-indent="false" fo:background-color="#cccccc">
        <style:background-image/>
      </style:paragraph-properties>
      <style:text-properties style:use-window-font-color="true" style:font-name="Times New Roman" fo:language="en" fo:country="US" fo:font-style="italic" fo:font-weight="normal" style:font-name-asian="宋体3" style:language-asian="zh" style:country-asian="CN" style:font-style-asian="italic" style:font-weight-asian="normal" style:font-name-complex="Times New Roman" style:language-complex="ar" style:country-complex="SA" style:font-style-complex="italic" style:font-weight-complex="normal"/>
    </style:style>
    <style:style style:name="P147" style:family="paragraph" style:parent-style-name="Text_20_Body_20_Single" style:list-style-name="L4">
      <style:paragraph-properties fo:margin-left="1.967cm" fo:margin-right="0cm" fo:orphans="2" fo:widows="2" fo:text-indent="-0.469cm" style:auto-text-indent="false" style:writing-mode="lr-tb">
        <style:tab-stops/>
      </style:paragraph-properties>
    </style:style>
    <style:style style:name="P148" style:family="paragraph" style:parent-style-name="Text_20_Body_20_Single" style:list-style-name="L3">
      <style:paragraph-properties fo:margin-left="0.993cm" fo:margin-right="0cm" fo:margin-top="0.423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49" style:family="paragraph" style:parent-style-name="Text_20_Body_20_Single" style:list-style-name="L5">
      <style:paragraph-properties fo:margin-top="0.423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50" style:family="paragraph" style:parent-style-name="Text_20_Body_20_Single" style:list-style-name="L6" style:master-page-name="">
      <style:paragraph-properties fo:margin-left="1.27cm" fo:margin-right="0cm" fo:text-align="justify" style:justify-single-word="false" fo:orphans="2" fo:widows="2" fo:text-indent="0cm" style:auto-text-indent="false" style:page-number="auto" style:shadow="none" style:writing-mode="lr-tb">
        <style:tab-stops/>
      </style:paragraph-properties>
    </style:style>
    <style:style style:name="P151" style:family="paragraph" style:parent-style-name="Text_20_Body_20_Single" style:list-style-name="L11">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52" style:family="paragraph" style:parent-style-name="Text_20_Body_20_Single" style:list-style-name="L32">
      <style:paragraph-properties fo:margin-left="0cm" fo:margin-right="0cm" fo:orphans="2" fo:widows="2" fo:text-indent="0cm" style:auto-text-indent="false" style:writing-mode="lr-tb"/>
    </style:style>
    <style:style style:name="P153" style:family="paragraph" style:parent-style-name="Text_20_Body_20_Single"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4" style:family="paragraph" style:parent-style-name="Text_20_Body_20_Single" style:list-style-name="L19">
      <style:paragraph-properties fo:margin-left="0.492cm" fo:margin-right="0cm" fo:orphans="2" fo:widows="2" fo:text-indent="0cm" style:auto-text-indent="false" style:writing-mode="lr-tb"/>
    </style:style>
    <style:style style:name="P155" style:family="paragraph" style:parent-style-name="Text_20_Body_20_Single"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6" style:family="paragraph" style:parent-style-name="Text_20_Body_20_Single" style:list-style-name="L19" style:master-page-name="">
      <style:paragraph-properties fo:margin-left="0.492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7" style:family="paragraph" style:parent-style-name="Text_20_Body_20_Single" style:list-style-name="L3">
      <style:paragraph-properties fo:margin-left="1cm" fo:margin-right="0cm" fo:text-align="justify" style:justify-single-word="false" fo:orphans="2" fo:widows="2" fo:text-indent="0cm" style:auto-text-indent="false" style:shadow="none" style:writing-mode="lr-tb">
        <style:tab-stops/>
      </style:paragraph-properties>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8" style:family="paragraph" style:parent-style-name="Text_20_Body_20_Single" style:list-style-name="L36">
      <style:paragraph-properties fo:orphans="2" fo:widows="2" style:writing-mode="lr-tb"/>
      <style:text-properties style:use-window-font-color="true" style:font-name="Times New Roman" fo:font-size="18pt" fo:language="en" fo:country="US" style:font-name-asian="宋体3" style:font-size-asian="18pt" style:language-asian="zh" style:country-asian="CN" style:font-name-complex="Times New Roman" style:font-size-complex="18pt" style:language-complex="ar" style:country-complex="SA"/>
    </style:style>
    <style:style style:name="P159" style:family="paragraph" style:parent-style-name="Text_20_Body_20_Single" style:list-style-name="L36">
      <style:paragraph-properties fo:margin-left="0.487cm" fo:margin-right="0cm" fo:orphans="2" fo:widows="2" fo:text-indent="0cm" style:auto-text-indent="false" style:writing-mode="lr-tb"/>
    </style:style>
    <style:style style:name="P160" style:family="paragraph" style:parent-style-name="Text_20_Body_20_Single" style:list-style-name="L38">
      <style:paragraph-properties fo:margin-left="2.54cm" fo:margin-right="0cm" fo:text-indent="-0.635cm" style:auto-text-indent="false"/>
    </style:style>
    <style:style style:name="P161" style:family="paragraph" style:parent-style-name="Text_20_Body_20_Single" style:list-style-name="L38">
      <style:paragraph-properties fo:margin-left="2.54cm" fo:margin-right="0cm" fo:text-indent="-0.635cm" style:auto-text-indent="false"/>
      <style:text-properties fo:color="#000000"/>
    </style:style>
    <style:style style:name="P162" style:family="paragraph" style:parent-style-name="Text_20_Body_20_Single" style:list-style-name="L39">
      <style:paragraph-properties fo:margin-left="1.967cm" fo:margin-right="0cm" fo:text-indent="-0.766cm" style:auto-text-indent="false">
        <style:tab-stops>
          <style:tab-stop style:position="-0.192cm"/>
        </style:tab-stops>
      </style:paragraph-properties>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63" style:family="paragraph" style:parent-style-name="Text_20_Body_20_Single" style:list-style-name="L39" style:master-page-name="">
      <style:paragraph-properties fo:margin-left="1.93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64" style:family="paragraph" style:parent-style-name="Text_20_Body_20_Indent" style:list-style-name="L7">
      <style:paragraph-properties fo:margin-left="0.993cm" fo:margin-right="0cm" fo:margin-top="0cm" fo:margin-bottom="0.212cm" fo:orphans="2" fo:widows="2" fo:text-indent="0cm" style:auto-text-indent="false" style:writing-mode="lr-tb"/>
    </style:style>
    <style:style style:name="P165" style:family="paragraph" style:parent-style-name="Text_20_Body_20_Indent" style:list-style-name="L7">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6" style:family="paragraph" style:parent-style-name="Text_20_Body_20_Indent" style:list-style-name="L12">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7" style:family="paragraph" style:parent-style-name="Text_20_Body_20_Indent" style:list-style-name="L7"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168"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9"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70" style:family="paragraph" style:parent-style-name="Text_20_Body_20_Indent" style:list-style-name="L8">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1" style:family="paragraph" style:parent-style-name="Text_20_Body_20_Indent" style:list-style-name="L7">
      <style:paragraph-properties fo:margin-left="0.975cm" fo:margin-right="0cm" fo:margin-top="0cm" fo:margin-bottom="0.212cm" fo:orphans="2" fo:widows="2" fo:text-indent="0cm" style:auto-text-indent="false" style:writing-mode="lr-tb"/>
    </style:style>
    <style:style style:name="P172" style:family="paragraph" style:parent-style-name="Text_20_Body_20_Indent" style:list-style-name="L8">
      <style:paragraph-properties fo:margin-left="0.975cm" fo:margin-right="0cm" fo:margin-top="0cm" fo:margin-bottom="0.212cm" fo:orphans="2" fo:widows="2" fo:text-indent="0cm" style:auto-text-indent="false" style:writing-mode="lr-tb"/>
    </style:style>
    <style:style style:name="P173" style:family="paragraph" style:parent-style-name="Text_20_Body_20_Indent" style:list-style-name="L7">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4" style:family="paragraph" style:parent-style-name="Text_20_Body_20_Indent" style:list-style-name="L12">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5" style:family="paragraph" style:parent-style-name="Text_20_Body_20_Indent" style:list-style-name="L8">
      <style:paragraph-properties fo:margin-left="0.975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76" style:family="paragraph" style:parent-style-name="Text_20_Body_20_Indent" style:list-style-name="L12" style:master-page-name="">
      <style:paragraph-properties fo:margin-left="0.975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7" style:family="paragraph" style:parent-style-name="Text_20_Body_20_Indent" style:list-style-name="L15">
      <style:paragraph-properties fo:margin-left="0.975cm" fo:margin-right="0cm" fo:margin-top="0cm" fo:margin-bottom="0.31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8"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79" style:family="paragraph" style:parent-style-name="Text_20_Body_20_Indent" style:list-style-name="L9">
      <style:paragraph-properties fo:margin-left="0cm" fo:margin-right="0cm" fo:margin-top="0cm" fo:margin-bottom="0.212cm" fo:orphans="2" fo:widows="2" fo:text-indent="0cm" style:auto-text-indent="false" style:writing-mode="lr-tb"/>
      <style:text-properties fo:font-weight="bold" style:font-weight-asian="bold" style:font-weight-complex="bold"/>
    </style:style>
    <style:style style:name="P180" style:family="paragraph" style:parent-style-name="Text_20_Body_20_Indent" style:list-style-name="L1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81" style:family="paragraph" style:parent-style-name="Text_20_Body_20_Indent" style:list-style-name="L27">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2"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3" style:family="paragraph" style:parent-style-name="Text_20_Body_20_Indent" style:list-style-name="L27">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4" style:family="paragraph" style:parent-style-name="Text_20_Body_20_Indent" style:list-style-name="L13">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5" style:family="paragraph" style:parent-style-name="Text_20_Body_20_Indent" style:list-style-name="L14">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6" style:family="paragraph" style:parent-style-name="Text_20_Body_20_Indent" style:list-style-name="L26">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7"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88"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89" style:family="paragraph" style:parent-style-name="Text_20_Body_20_Indent" style:list-style-name="L9">
      <style:paragraph-properties fo:margin-top="0cm" fo:margin-bottom="0.212cm" fo:orphans="2" fo:widows="2" style:writing-mode="lr-tb"/>
      <style:text-properties fo:font-weight="bold" style:font-weight-asian="bold" style:font-weight-complex="bold"/>
    </style:style>
    <style:style style:name="P190" style:family="paragraph" style:parent-style-name="Text_20_Body_20_Indent" style:list-style-name="L9"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1" style:family="paragraph" style:parent-style-name="Text_20_Body_20_Indent" style:list-style-name="L27"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2" style:family="paragraph" style:parent-style-name="Text_20_Body_20_Indent" style:list-style-name="L29" style:master-page-name="">
      <style:paragraph-properties fo:margin-top="0cm" fo:margin-bottom="0.212cm" fo:text-align="justify" style:justify-single-word="false" fo:orphans="2" fo:widows="2" style:page-number="auto"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3" style:family="paragraph" style:parent-style-name="Text_20_Body_20_Indent" style:list-style-name="L29">
      <style:paragraph-properties fo:margin-top="0cm" fo:margin-bottom="0.212cm" fo:text-align="justify" style:justify-single-word="false" fo:orphans="2" fo:widows="2"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4" style:family="paragraph" style:parent-style-name="Text_20_Body_20_Indent" style:list-style-name="L7">
      <style:paragraph-properties fo:margin-left="1.531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95" style:family="paragraph" style:parent-style-name="Text_20_Body_20_Indent" style:list-style-name="L8">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6" style:family="paragraph" style:parent-style-name="Text_20_Body_20_Indent" style:list-style-name="L8">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7"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8"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9"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style>
    <style:style style:name="P200"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Times New Roman1" fo:font-size="12pt" style:font-name-asian="Times New Roman1" style:font-size-asian="12pt" style:font-name-complex="Times New Roman1" style:font-size-complex="12pt"/>
    </style:style>
    <style:style style:name="P201" style:family="paragraph" style:parent-style-name="Text_20_Body_20_Indent" style:list-style-name="L8" style:master-page-name="">
      <style:paragraph-properties fo:margin-left="1.515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2" style:family="paragraph" style:parent-style-name="Text_20_Body_20_Indent" style:list-style-name="L10">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3"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4" style:family="paragraph" style:parent-style-name="Text_20_Body_20_Indent" style:list-style-name="L31">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5"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6" style:family="paragraph" style:parent-style-name="Text_20_Body_20_Indent" style:list-style-name="L3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7" style:family="paragraph" style:parent-style-name="Text_20_Body_20_Indent" style:list-style-name="L34">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8" style:family="paragraph" style:parent-style-name="Text_20_Body_20_Indent" style:list-style-name="L22" style:master-page-name="">
      <style:paragraph-properties fo:margin-left="1.2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9"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0"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1" style:family="paragraph" style:parent-style-name="Text_20_Body_20_Indent" style:list-style-name="L37">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2" style:family="paragraph" style:parent-style-name="Text_20_Body_20_Indent" style:list-style-name="L29">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3" style:family="paragraph" style:parent-style-name="Text_20_Body_20_Indent" style:list-style-name="L30">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4" style:family="paragraph" style:parent-style-name="Text_20_Body_20_Indent" style:list-style-name="L17"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215" style:family="paragraph" style:parent-style-name="Text_20_Body_20_Indent" style:list-style-name="L30"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6" style:family="paragraph" style:parent-style-name="Text_20_Body_20_Indent" style:list-style-name="L16">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17" style:family="paragraph" style:parent-style-name="Text_20_Body_20_Indent" style:list-style-name="L24">
      <style:paragraph-properties fo:margin-left="1.96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8" style:family="paragraph" style:parent-style-name="Text_20_Body_20_Indent" style:list-style-name="L24" style:master-page-name="">
      <style:paragraph-properties fo:margin-left="1.96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9" style:family="paragraph" style:parent-style-name="Text_20_Body_20_Indent" style:list-style-name="L27">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220" style:family="paragraph" style:parent-style-name="Text_20_Body_20_Indent" style:list-style-name="L35">
      <style:paragraph-properties fo:margin-left="2.053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21" style:family="paragraph" style:parent-style-name="Text_20_Body_20_Indent" style:list-style-name="L37">
      <style:paragraph-properties fo:margin-left="1.49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22" style:family="paragraph" style:parent-style-name="Heading_20_1" style:list-style-name="L2">
      <style:paragraph-properties fo:margin-left="0.018cm" fo:margin-right="0cm" fo:text-indent="0.018cm" style:auto-text-indent="false">
        <style:tab-stops/>
      </style:paragraph-properties>
    </style:style>
    <style:style style:name="P223" style:family="paragraph" style:parent-style-name="Heading_20_1"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24" style:family="paragraph" style:parent-style-name="Heading_20_1" style:list-style-name="L3" style:master-page-name="">
      <style:paragraph-properties fo:margin-left="0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225" style:family="paragraph" style:parent-style-name="Heading_20_2"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26" style:family="paragraph" style:parent-style-name="Heading_20_2" style:list-style-name="L3">
      <style:paragraph-properties fo:margin-left="0cm" fo:margin-right="0cm" fo:margin-top="0.423cm" fo:margin-bottom="0.212cm" fo:text-indent="0cm" style:auto-text-indent="false" fo:keep-with-next="always"/>
      <style:text-properties style:font-name="Arial" fo:language="en" fo:country="US" style:font-name-asian="宋体1" style:language-asian="zh" style:country-asian="CN" style:font-name-complex="Tahoma" style:language-complex="ar" style:country-complex="SA"/>
    </style:style>
    <style:style style:name="P227" style:family="paragraph" style:parent-style-name="Heading_20_2" style:list-style-name="L3">
      <style:paragraph-properties fo:margin-left="0cm" fo:margin-right="0cm" fo:margin-top="0.423cm" fo:margin-bottom="0.212cm" fo:text-indent="0cm" style:auto-text-indent="false" fo:keep-with-next="always"/>
      <style:text-properties style:font-name="Arial" fo:font-size="12pt" fo:language="en" fo:country="US" style:font-name-asian="宋体1" style:font-size-asian="12pt" style:language-asian="zh" style:country-asian="CN" style:font-name-complex="Tahoma" style:font-size-complex="12pt" style:language-complex="ar" style:country-complex="SA"/>
    </style:style>
    <style:style style:name="P228" style:family="paragraph" style:parent-style-name="Heading_20_2" style:list-style-name="L3">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229" style:family="paragraph" style:parent-style-name="Heading_20_3" style:list-style-name="L3">
      <style:paragraph-properties fo:margin-left="0cm" fo:margin-right="0cm" fo:text-indent="0cm" style:auto-text-indent="false"/>
    </style:style>
    <style:style style:name="P230" style:family="paragraph" style:parent-style-name="Heading_20_3" style:list-style-name="L3">
      <style:paragraph-properties fo:margin-left="0cm" fo:margin-right="0cm" fo:margin-top="0.423cm" fo:margin-bottom="0.212cm" fo:text-indent="0cm" style:auto-text-indent="false" fo:keep-with-next="always"/>
    </style:style>
    <style:style style:name="P231" style:family="paragraph" style:parent-style-name="Heading_20_4" style:list-style-name="L3">
      <style:paragraph-properties fo:margin-left="-0.018cm" fo:margin-right="0cm" fo:text-indent="0cm" style:auto-text-indent="false"/>
    </style:style>
    <style:style style:name="P232" style:family="paragraph" style:parent-style-name="Heading_20_4" style:list-style-name="L3">
      <style:paragraph-properties fo:margin-left="-0.018cm" fo:margin-right="0cm" fo:margin-top="0.423cm" fo:margin-bottom="0.212cm" fo:text-indent="0cm" style:auto-text-indent="false" fo:keep-with-next="always"/>
      <style:text-properties style:font-name="Arial" style:font-name-asian="宋体1" style:font-name-complex="Tahoma"/>
    </style:style>
    <style:style style:name="P233" style:family="paragraph" style:parent-style-name="Title" style:list-style-name="L1">
      <style:paragraph-properties fo:margin-left="0.035cm" fo:margin-right="0cm" fo:text-align="start" style:justify-single-word="false" fo:text-indent="0.018cm" style:auto-text-indent="false">
        <style:tab-stops/>
      </style:paragraph-properties>
    </style:style>
    <style:style style:name="P234" style:family="paragraph">
      <style:paragraph-properties fo:text-align="center" style:writing-mode="lr-tb"/>
      <style:text-properties fo:font-size="24pt"/>
    </style:style>
    <style:style style:name="P235" style:family="paragraph">
      <style:paragraph-properties fo:text-align="end" style:writing-mode="lr-tb"/>
    </style:style>
    <style:style style:name="P236" style:family="paragraph">
      <style:paragraph-properties style:writing-mode="lr-tb"/>
    </style:style>
    <style:style style:name="P237"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5"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7"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1" style:family="text">
      <style:text-properties style:use-window-font-color="true" style:font-name="Times New Roman" fo:font-size="12pt"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Times New Roman1" fo:font-size="12pt" style:font-name-asian="Times New Roman1" style:font-size-asian="12pt" style:font-name-complex="Times New Roman1" style:font-size-complex="12pt"/>
    </style:style>
    <style:style style:name="T16"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7"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8" style:family="text">
      <style:text-properties style:font-name="Times New Roman1" style:font-name-asian="Times New Roman1" style:font-name-complex="Times New Roman1"/>
    </style:style>
    <style:style style:name="T19" style:family="text">
      <style:text-properties style:font-name="Times New Roman1" fo:font-weight="bold" style:font-name-asian="Times New Roman1" style:font-weight-asian="bold" style:font-name-complex="Times New Roman1"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style:language-asian="zh" style:country-asian="CN" style:font-style-asian="italic" style:language-complex="ar" style:country-complex="SA" style:font-style-complex="italic"/>
    </style:style>
    <style:style style:name="T23" style:family="text">
      <style:text-properties fo:language="en" fo:country="US" style:language-asian="zh" style:country-asian="CN" style:language-complex="ar" style:country-complex="SA"/>
    </style:style>
    <style:style style:name="T24" style:family="text">
      <style:text-properties fo:language="en" fo:country="US"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fo:color="#000000"/>
    </style:style>
    <style:style style:name="T27"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28"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9" style:family="text">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30"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1"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32" style:family="text">
      <style:text-properties fo:color="#000000" style:font-name="宋体" fo:font-size="10pt" style:font-name-asian="宋体" style:font-size-asian="10pt" style:font-name-complex="宋体" style:font-size-complex="10pt"/>
    </style:style>
    <style:style style:name="T33" style:family="text">
      <style:text-properties fo:color="#000000" style:font-name="Times New Roman1" fo:font-size="12pt" fo:language="en" fo:country="US" style:font-name-asian="Times New Roman1" style:font-size-asian="12pt" style:language-asian="zh" style:country-asian="CN" style:font-name-complex="Times New Roman1" style:font-size-complex="12pt" style:language-complex="ar" style:country-complex="SA"/>
    </style:style>
    <style:style style:name="T34" style:family="text">
      <style:text-properties fo:font-weight="bold" style:font-weight-asian="bold" style:font-weight-complex="bold"/>
    </style:style>
    <style:style style:name="T35" style:family="text">
      <style:text-properties fo:font-style="normal" style:font-style-asian="normal" style:font-style-complex="normal"/>
    </style:style>
    <style:style style:name="T36" style:family="text">
      <style:text-properties fo:font-variant="normal" fo:text-transform="none" fo:color="#000000" style:font-name="Courier New"/>
    </style:style>
    <style:style style:name="T37" style:family="text">
      <style:text-properties style:font-name-asian="宋体" style:font-name-complex="宋体"/>
    </style:style>
    <style:style style:name="T38"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39"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981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427511" text:style-name="L1">
        <text:list-header>
          <text:p text:style-name="P233">System P Hardware Management</text:p>
        </text:list-header>
      </text:list>
      <text:p text:style-name="P124"><text:span text:style-name="T12"><text:date style:data-style-name="N37" text:date-value="2010-06-02T13:33:10.93">06/02/10</text:date></text:span><text:span text:style-name="T12"> </text:span><text:span text:style-name="T12"><text:time style:data-style-name="N43" text:time-value="2010-06-02T13:33:10.93">01:33:11 PM</text:time></text:span></text:p>
      <text:p text:style-name="P113"/>
      <text:p text:style-name="P113"/>
      <text:p text:style-name="P113"/>
      <text:table-of-content text:style-name="Sect1" text:protected="true" text:name="内容目录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1">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Index">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p text:style-name="P129">1.Introduction<text:tab/>2</text:p>
          <text:p text:style-name="P129">1.1.Terminology<text:tab/>2</text:p>
          <text:p text:style-name="P129">2.System P hardware discovery<text:tab/>3</text:p>
          <text:p text:style-name="P129">2.1.Prerequisites<text:tab/>3</text:p>
          <text:p text:style-name="P129">2.1.1.site table<text:tab/>3</text:p>
          <text:p text:style-name="P129">2.1.2.Network configuration<text:tab/>3</text:p>
          <text:p text:style-name="P129">2.1.3.System P Hardware and HMC<text:tab/>4</text:p>
          <text:p text:style-name="P129">2.1.4.Cleanup BPA/FSP IPs on Service Network and HMC<text:tab/>5</text:p>
          <text:p text:style-name="P129">2.1.5.Hostname and IP address Planning<text:tab/>6</text:p>
          <text:p text:style-name="P129">2.2.xCAT DB setup and hardware discovery<text:tab/>7</text:p>
          <text:p text:style-name="P129">2.2.1.xCAT DB setup with HW Discovery<text:tab/>8</text:p>
          <text:p text:style-name="P129">2.2.1.1.Setup DHCP server<text:tab/>8</text:p>
          <text:p text:style-name="P129">2.2.1.2.Power on all the frames and CECs<text:tab/>11</text:p>
          <text:p text:style-name="P129">2.2.1.3.Update xCAT tables (for new xCAT 2.4 clusters)<text:tab/>11</text:p>
          <text:p text:style-name="P129">2.2.1.4.Discover HMCs/frame/CECs, and define them in xCAT DB.<text:tab/>15</text:p>
          <text:p text:style-name="P129">2.2.2.Permanent ip addresses<text:tab/>17</text:p>
          <text:p text:style-name="P129">2.3.Limitations<text:tab/>21</text:p>
          <text:p text:style-name="P129">3.HMC connections to frame/CEC<text:tab/>22</text:p>
          <text:p text:style-name="P129">3.1.Set proper passwords for BPA/FSP/HMC<text:tab/>22</text:p>
          <text:p text:style-name="P129">3.2.Run mkhwconn to assign frames/CECs to correct HMCs<text:tab/>22</text:p>
          <text:p text:style-name="P129">3.3.List <text:s/>frames/CECs <text:s/>from HMC<text:tab/>23</text:p>
          <text:p text:style-name="P129">3.4.Move frames/CECs to other HMCs (optional)<text:tab/>24</text:p>
          <text:p text:style-name="P129">3.5.rspconfig to update password <text:s/>(optional)<text:tab/>24</text:p>
          <text:p text:style-name="P129">3.6.rspconfig to update frame number <text:s text:c="2"/>(optional)<text:tab/>25</text:p>
          <text:p text:style-name="P129">3.7.rspconfig to update BPA/FSP hostname <text:s text:c="3"/>(optional)<text:tab/>25</text:p>
        </text:index-body>
      </text:table-of-content>
      <text:p text:style-name="P113"/>
      <text:p text:style-name="P113"/>
      <text:p text:style-name="P113"/>
      <text:p text:style-name="P113"/>
      <text:p text:style-name="P112"/>
      <text:p text:style-name="P112"/>
      <text:p text:style-name="Title"><text:soft-page-break/></text:p>
      <text:list xml:id="list33452594" text:style-name="L2">
        <text:list-item>
          <text:p text:style-name="P222">Introduction</text:p>
        </text:list-item>
      </text:list>
      <text:p text:style-name="P22">This cookbook provides information and step-by-step instructions used with hardware discovery by the xCAT Management Node (MN), and setting up connections between HMC to IBM System P machines. </text:p>
      <text:list xml:id="list33447131" text:style-name="L3">
        <text:list-item>
          <text:list>
            <text:list-item>
              <text:p text:style-name="P225">Terminology</text:p>
            </text:list-item>
          </text:list>
        </text:list-item>
      </text:list>
      <text:p text:style-name="P21">The following terms will be used in this document:</text:p>
      <text:list xml:id="list33425111" text:style-name="L4">
        <text:list-item>
          <text:p text:style-name="P147">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99">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85"/>
      <text:p text:style-name="P117">In above example, the attribute “nodetype” indicates this is a frame node, where attribute ‘id’ indicates the frame id number; The attribute ‘mgt’ indicates the current type of the hardware control point (hcp) <text:s/>is <text:span text:style-name="T13">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118">For lower end System P servers, there is no BPA device contained in a 19 inch frame, so there is no xCAT node object represented for 19 inch System P frame. </text:p>
      <text:p text:style-name="P20"/>
      <text:list xml:id="list33449234" text:continue-numbering="true" text:style-name="L4">
        <text:list-item>
          <text:p text:style-name="P147">CEC (FSP) node: in xCAT 2.x, has a server node with attribute nodetype set to <text:span text:style-name="T13">fsp</text:span> which represents a System P CEC. Here is an example of CEC node that exists in a high end System P server:<text:tab/></text:p>
        </text:list-item>
      </text:list>
      <text:p text:style-name="P97">Object name: Server-9118-575-SN0SQIH42<text:line-break/> <text:s text:c="7"/>groups=all,fsp<text:line-break/> <text:s text:c="8"/>hcp=Server-9118-575-SN0SQIH42<text:line-break/> <text:s text:c="8"/>id=6<text:line-break/> <text:s text:c="8"/>mgt=fsp<text:line-break/> <text:s text:c="8"/>mtm=9118-575<text:line-break/> <text:s text:c="8"/>nodetype=fsp<text:line-break/><text:soft-page-break/> <text:s text:c="8"/>parent=Server-9458-100-SN0SQIH42-1<text:line-break/> <text:s text:c="8"/>serial=0SQIH42</text:p>
      <text:p text:style-name="P88"/>
      <text:p text:style-name="P87"/>
      <text:list xml:id="list33461725" text:continue-numbering="true" text:style-name="L4">
        <text:list-header>
          <text:p text:style-name="P147"><text:span text:style-name="T23">In above example, the attribute ‘nodetype’ indicates this is a CEC node; and the‘id’ attribute indicates the cage number of this CEC in a 24 inch frame. (This will be set to blank for low end System P machine). The attribute ‘parent’ indicates the f</text:span><text:span text:style-name="T2">rame </text:span><text:span text:style-name="T5">BPA server </text:span><text:span text:style-name="T2">node tha</text:span><text:span text:style-name="T23">t this CEC is controlled by. The ‘mgt’ attribute <text:s/>is initially set to </text:span><text:span text:style-name="T22">fsp</text:span><text:span text:style-name="T23"> and ‘hcp’ attribute is set to itself as the CEC server node prior to be <text:s/>managed by the HMC.</text:span></text:p>
        </text:list-header>
      </text:list>
      <text:list xml:id="list33463768" text:continue-list="list33447131" text:style-name="L3">
        <text:list-item>
          <text:p text:style-name="P223">System P hardware discovery</text:p>
          <text:p text:style-name="P134"><text:span text:style-name="T2">This chapter will introduce how the xCAT MN can discover HMCs, System P frames, and CECs working with <text:s/>xCAT </text:span><text:span text:style-name="T3">lsslp </text:span><text:span text:style-name="T2">command. <text:s/>The System P hardware will be discovered on the xCAT service network, and then added to xCAT database as node attributes.</text:span><text:span text:style-name="T23"> <text:s/></text:span></text:p>
          <text:list>
            <text:list-item>
              <text:p text:style-name="P226">Prerequisites</text:p>
            </text:list-item>
          </text:list>
          <text:p text:style-name="P134">Before performing hardware discovery, users should confirm the following prerequisites:</text:p>
          <text:list>
            <text:list-item>
              <text:list>
                <text:list-item>
                  <text:p text:style-name="P229">site table</text:p>
                  <text:p text:style-name="P148">Make sure the following attributes in “site” table are checked and are properly adjusted <text:s/>to match you xCAT cluster site environment:</text:p>
                </text:list-item>
              </text:list>
            </text:list-item>
          </text:list>
        </text:list-item>
      </text:list>
      <text:list xml:id="list33437678" text:style-name="L5">
        <text:list-item>
          <text:p text:style-name="P149">domain</text:p>
        </text:list-item>
        <text:list-item>
          <text:p text:style-name="P149">nameservers</text:p>
        </text:list-item>
        <text:list-item>
          <text:p text:style-name="P149">ntpservers</text:p>
        </text:list-item>
        <text:list-item>
          <text:p text:style-name="P149">dhcpinterfaces</text:p>
        </text:list-item>
      </text:list>
      <text:list xml:id="list33441346" text:continue-list="list33463768" text:style-name="L3">
        <text:list-item>
          <text:list>
            <text:list-item>
              <text:list>
                <text:list-item>
                  <text:p text:style-name="P230">Network configuration</text:p>
                </text:list-item>
              </text:list>
            </text:list-item>
          </text:list>
        </text:list-item>
      </text:list>
      <text:p text:style-name="P65">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2"><text:soft-page-break/></text:p>
      <text:list xml:id="list33463729" text:continue-numbering="true" text:style-name="L3">
        <text:list-item>
          <text:list>
            <text:list-item>
              <text:list>
                <text:list-header>
                  <text:p text:style-name="P135"><draw:g text:anchor-type="as-char" svg:y="0cm" draw:z-index="0" draw:style-name="gr1"><draw:rect draw:style-name="gr2" draw:text-style-name="P234" svg:width="15.235cm" svg:height="10.799cm" svg:x="0cm" svg:y="0cm"><text:p/></draw:rect><draw:frame draw:style-name="gr3" draw:text-style-name="P235" svg:width="2.535cm" svg:height="1.588cm" svg:x="0.758cm" svg:y="0.951cm"><draw:text-box><text:p text:style-name="P235"><text:span text:style-name="T38">eth[Y]</text:span></text:p><text:p text:style-name="P236"><text:span text:style-name="T2">xCAT MN</text:span></text:p><text:p text:style-name="P236"><text:span text:style-name="T38">eth[X]</text:span></text:p></draw:text-box></draw:frame><draw:line draw:style-name="gr4" draw:text-style-name="P234" svg:x1="0.76cm" svg:y1="0.316cm" svg:x2="10.918cm" svg:y2="0.318cm"><text:p/></draw:line><draw:frame draw:style-name="gr3" draw:text-style-name="P236" svg:width="2.223cm" svg:height="1.588cm" svg:x="4.886cm" svg:y="0.951cm"><draw:text-box><text:p text:style-name="P236"><text:span text:style-name="T2">HMC-1</text:span></text:p><text:p text:style-name="P235"><text:span text:style-name="T38">eth1</text:span></text:p><text:p text:style-name="P235"><text:span text:style-name="T38">eth0</text:span></text:p></draw:text-box></draw:frame><draw:frame draw:style-name="gr3" draw:text-style-name="P235" svg:width="2.223cm" svg:height="1.588cm" svg:x="8.378cm" svg:y="0.951cm"><draw:text-box><text:p text:style-name="P235"><text:span text:style-name="T2">HMC-2</text:span></text:p><text:p text:style-name="P236"><text:span text:style-name="T38">eth1</text:span></text:p><text:p text:style-name="P236"><text:span text:style-name="T38">eth0</text:span></text:p></draw:text-box></draw:frame><draw:line draw:style-name="gr4" draw:text-style-name="P234" svg:x1="2.665cm" svg:y1="0.316cm" svg:x2="2.665cm" svg:y2="0.951cm"><text:p/></draw:line><draw:line draw:style-name="gr4" draw:text-style-name="P234" svg:x1="7.745cm" svg:y1="0.316cm" svg:x2="7.747cm" svg:y2="1.904cm"><text:p/></draw:line><draw:line draw:style-name="gr4" draw:text-style-name="P234" svg:x1="7.11cm" svg:y1="1.905cm" svg:x2="8.378cm" svg:y2="1.903cm"><text:p/></draw:line><draw:frame draw:style-name="gr5" draw:text-style-name="P237" svg:width="4.44cm" svg:height="1.274cm" svg:x="4.251cm" svg:y="3.808cm"><draw:text-box><text:p text:style-name="P237"><text:span text:style-name="T2">Ethernet Switch</text:span></text:p></draw:text-box></draw:frame><draw:line draw:style-name="gr6" draw:text-style-name="P234" svg:x1="1.078cm" svg:y1="2.538cm" svg:x2="1.078cm" svg:y2="4.126cm"><text:p/></draw:line><draw:line draw:style-name="gr6" draw:text-style-name="P234" svg:x1="1.078cm" svg:y1="4.128cm" svg:x2="4.251cm" svg:y2="4.126cm"><text:p/></draw:line><draw:line draw:style-name="gr6" draw:text-style-name="P234" svg:x1="6.475cm" svg:y1="2.538cm" svg:x2="6.477cm" svg:y2="3.806cm"><text:p/></draw:line><draw:line draw:style-name="gr6" draw:text-style-name="P234" svg:x1="9.015cm" svg:y1="2.538cm" svg:x2="9.017cm" svg:y2="4.126cm"><text:p/></draw:line><draw:line draw:style-name="gr6" draw:text-style-name="P234" svg:x1="8.698cm" svg:y1="4.128cm" svg:x2="9.014cm" svg:y2="4.126cm"><text:p/></draw:line><draw:frame draw:style-name="gr3" draw:text-style-name="P236" svg:width="1.9cm" svg:height="3.814cm" svg:x="1.393cm" svg:y="5.713cm"><draw:text-box><text:p text:style-name="P236"><text:span text:style-name="T2">A <text:s text:c="6"/>B</text:span></text:p><text:p text:style-name="P236"><text:span text:style-name="T2"/></text:p><text:p text:style-name="P236"><text:span text:style-name="T2"/></text:p><text:p text:style-name="P237"><text:span text:style-name="T2">P575</text:span></text:p><text:p text:style-name="P237"><text:span text:style-name="T2">frame</text:span></text:p></draw:text-box></draw:frame><draw:frame draw:style-name="gr3" draw:text-style-name="P236" svg:width="1.9cm" svg:height="3.814cm" svg:x="5.203cm" svg:y="5.713cm"><draw:text-box><text:p text:style-name="P236"><text:span text:style-name="T2">A <text:s text:c="6"/>B</text:span></text:p><text:p text:style-name="P236"><text:span text:style-name="T2"/></text:p><text:p text:style-name="P236"><text:span text:style-name="T2"/></text:p><text:p text:style-name="P237"><text:span text:style-name="T2">P590</text:span></text:p><text:p text:style-name="P237"><text:span text:style-name="T2">P595</text:span></text:p><text:p text:style-name="P237"><text:span text:style-name="T2">frame</text:span></text:p></draw:text-box></draw:frame><draw:frame draw:style-name="gr3" draw:text-style-name="P237" svg:width="1.9cm" svg:height="3.814cm" svg:x="8.696cm" svg:y="5.713cm"><draw:text-box><text:p text:style-name="P237"><text:span text:style-name="T2"/></text:p><text:p text:style-name="P237"><text:span text:style-name="T2"/></text:p><text:p text:style-name="P237"><text:span text:style-name="T2">Low end System P frame</text:span></text:p></draw:text-box></draw:frame><draw:line draw:style-name="gr6" draw:text-style-name="P234" svg:x1="1.078cm" svg:y1="4.443cm" svg:x2="4.251cm" svg:y2="4.441cm"><text:p/></draw:line><draw:line draw:style-name="gr6" draw:text-style-name="P234" svg:x1="1.078cm" svg:y1="4.443cm" svg:x2="1.08cm" svg:y2="6.031cm"><text:p/></draw:line><draw:line draw:style-name="gr6" draw:text-style-name="P234" svg:x1="1.078cm" svg:y1="6.033cm" svg:x2="1.394cm" svg:y2="6.031cm"><text:p/></draw:line><draw:line draw:style-name="gr6" draw:text-style-name="P234" svg:x1="4.888cm" svg:y1="5.08cm" svg:x2="4.89cm" svg:y2="6.033cm"><text:p/></draw:line><draw:line draw:style-name="gr6" draw:text-style-name="P234" svg:x1="4.888cm" svg:y1="6.033cm" svg:x2="5.204cm" svg:y2="6.031cm"><text:p/></draw:line><draw:line draw:style-name="gr6" draw:text-style-name="P234" svg:x1="8.38cm" svg:y1="6.666cm" svg:x2="8.696cm" svg:y2="6.664cm"><text:p/></draw:line><draw:line draw:style-name="gr6" draw:text-style-name="P234" svg:x1="8.38cm" svg:y1="5.08cm" svg:x2="8.382cm" svg:y2="8.571cm"><text:p/></draw:line><draw:line draw:style-name="gr6" draw:text-style-name="P234" svg:x1="8.38cm" svg:y1="6.027cm" svg:x2="8.696cm" svg:y2="6.025cm"><text:p/></draw:line><draw:line draw:style-name="gr6" draw:text-style-name="P234" svg:x1="8.38cm" svg:y1="7.303cm" svg:x2="8.696cm" svg:y2="7.301cm"><text:p/></draw:line><draw:line draw:style-name="gr6" draw:text-style-name="P234" svg:x1="8.38cm" svg:y1="7.938cm" svg:x2="8.696cm" svg:y2="7.936cm"><text:p/></draw:line><draw:line draw:style-name="gr6" draw:text-style-name="P234" svg:x1="8.38cm" svg:y1="8.571cm" svg:x2="8.696cm" svg:y2="8.569cm"><text:p/></draw:line><draw:line draw:style-name="gr6" draw:text-style-name="P234" svg:x1="3.3cm" svg:y1="6.033cm" svg:x2="3.616cm" svg:y2="6.031cm"><text:p/></draw:line><draw:line draw:style-name="gr6" draw:text-style-name="P234" svg:x1="3.618cm" svg:y1="4.763cm" svg:x2="3.62cm" svg:y2="6.029cm"><text:p/></draw:line><draw:line draw:style-name="gr6" draw:text-style-name="P234" svg:x1="3.618cm" svg:y1="4.763cm" svg:x2="4.251cm" svg:y2="4.761cm"><text:p/></draw:line><draw:line draw:style-name="gr6" draw:text-style-name="P234" svg:x1="7.428cm" svg:y1="5.08cm" svg:x2="7.43cm" svg:y2="6.029cm"><text:p/></draw:line><draw:line draw:style-name="gr6" draw:text-style-name="P234" svg:x1="7.11cm" svg:y1="6.033cm" svg:x2="7.426cm" svg:y2="6.031cm"><text:p/></draw:line><draw:frame draw:style-name="gr7" draw:text-style-name="P236" svg:width="2.535cm" svg:height="1.274cm" svg:x="11.236cm" svg:y="0.316cm"><draw:text-box><text:p text:style-name="P236"><text:span text:style-name="T2">public network</text:span></text:p></draw:text-box></draw:frame><draw:frame draw:style-name="gr7" draw:text-style-name="P236" svg:width="3.17cm" svg:height="2.223cm" svg:x="11.236cm" svg:y="3.489cm"><draw:text-box><text:p text:style-name="P236"><text:span text:style-name="T39">Red = primary cluster service network</text:span></text:p></draw:text-box></draw:frame><draw:frame draw:style-name="gr7" draw:text-style-name="P236" svg:width="7.938cm" svg:height="0.953cm" svg:x="3.298cm" svg:y="9.841cm"><draw:text-box><text:p text:style-name="P236"><text:span text:style-name="T2">Chart 1.1 Cluster Service network topology</text:span></text:p></draw:text-box></draw:frame></draw:g></text:p>
                </text:list-header>
                <text:list-item>
                  <text:p text:style-name="P230">System P Hardware and HMC</text:p>
                </text:list-item>
              </text:list>
            </text:list-item>
          </text:list>
        </text:list-item>
      </text:list>
      <text:list xml:id="list33427657" text:style-name="L6">
        <text:list-header>
          <text:p text:style-name="P150"><text:span text:style-name="T33">This</text:span> function currently supports System P hardware (P5,P6,P7) working in xCAT 2.3.4 and xCAT 2.4 releases. </text:p>
          <text:p text:style-name="P150">HMCs <text:span text:style-name="T33">should</text:span> be configured with correct static ip addresses in HW service VLAN, so that they can communicate with xCAT MN. Because the DHCP service is not currently supported on the HMC, (DHCP service normally running on xCAT MN), the DHCP service on HMC should be turned off prior to performing this discovery function. (By default, the DHCP service is disabled for all network interfaces on HMC.)</text:p>
        </text:list-header>
      </text:list>
      <text:p text:style-name="P83">Reference the HMC website and <text:s/>documentation for more knowledge. The <text:s/>following are minimal steps required to Setup the HMC network for Static IP,and enable SLP and SSH ports working with HMC GUI.</text:p>
      <text:p text:style-name="P84"><text:span text:style-name="T15"><text:s/>a. Open the HMC GUI, Select </text:span><text:span text:style-name="T16">HMC Management</text:span><text:span text:style-name="T15">, then </text:span><text:span text:style-name="T16">Change Network Settings</text:span><text:span text:style-name="T15">. </text:span></text:p>
      <text:p text:style-name="P89"><text:span text:style-name="T18"><text:s/>b. Select </text:span><text:span text:style-name="T19">Customize Network Configuration</text:span><text:span text:style-name="T18">, and then</text:span><text:span text:style-name="T19"> LAN Adapters </text:span><text:span text:style-name="T18">. </text:span></text:p>
      <text:p text:style-name="P89"><text:span text:style-name="T18"><text:s/>c. Select </text:span><text:span text:style-name="T19">Ethernet interface </text:span><text:span text:style-name="T18">configured on the service network. </text:span></text:p>
      <text:p text:style-name="P89"><text:span text:style-name="T18"><text:s/>d. Click on the </text:span><text:span text:style-name="T19">Details </text:span><text:span text:style-name="T18">button. </text:span></text:p>
      <text:p text:style-name="P89"><text:soft-page-break/><text:span text:style-name="T18"><text:s/>e. Select </text:span><text:span text:style-name="T19">Basic Settings</text:span><text:span text:style-name="T18">, Click on </text:span><text:span text:style-name="T19">Open</text:span><text:span text:style-name="T18">, and </text:span><text:span text:style-name="T19">Specify IP address.</text:span><text:span text:style-name="T18"> Fill in <text:s/></text:span><text:span text:style-name="T19">IP address</text:span><text:span text:style-name="T18">, </text:span><text:span text:style-name="T19">Netmask</text:span><text:span text:style-name="T18"> <text:s/>for <text:s/>HMC static IP on the xCAT service network. Make sure that DHCP Server <text:s/>box is not <text:s/>selected and is blank. </text:span></text:p>
      <text:p text:style-name="P89"><text:span text:style-name="T18">f. Select <text:s/>on <text:s/></text:span><text:span text:style-name="T19">Firewall Settings</text:span><text:span text:style-name="T18">, Click on </text:span><text:span text:style-name="T19">SLP, Secure Shell, </text:span><text:span text:style-name="T18">in the upper window.(You may also want to enable other HMC Firewall settings) </text:span></text:p>
      <text:p text:style-name="P89"><text:span text:style-name="T18">g. Click on the </text:span><text:span text:style-name="T19">Allow incoming </text:span><text:span text:style-name="T18">button for each required setting. </text:span></text:p>
      <text:p text:style-name="P90">h. Make sure you Select OK at the bottom of the window to save your updates. Reboot the HMC, and then make sure Network changes are properly working. </text:p>
      <text:p text:style-name="Default_20_Text"/>
      <text:list xml:id="list33435751" text:continue-numbering="true" text:style-name="L6">
        <text:list-header>
          <text:p text:style-name="P150">The DHCP service can be run from different server that is connected to the xCAT service VLAN, instead of xCAT MN. In this case, users need to configure the DHCP service manually, and skip the step “Setup DHCP serice on MN” (section 2.2).</text:p>
          <text:p text:style-name="P150">The Frame and CEC should be configured as a dynamic IP by default so that the DHCP server can properly assign proper hardware (HW) IP addresses in the xCAT HW service VLAN. If the administrator wants to implement static ip addresses with the BPA/FSP, they must be set in the proper HW VLAN subnet address range specified by the DHCP server. For low end System P servers, only the CEC/FSP need to be configured. <text:s text:c="3"/></text:p>
        </text:list-header>
      </text:list>
      <text:list xml:id="list33442956" text:continue-list="list33463729" text:style-name="L3">
        <text:list-item>
          <text:list>
            <text:list-item>
              <text:list>
                <text:list-item>
                  <text:p text:style-name="P230">Cleanup BPA/FSP IPs on Service Network and HMC</text:p>
                </text:list-item>
              </text:list>
            </text:list-item>
          </text:list>
        </text:list-item>
      </text:list>
      <text:list xml:id="list33429197" text:style-name="L7">
        <text:list-header>
          <text:p text:style-name="P164">The xCAT administrator needs to make sure that the BPA/FSP <text:s/>ip addresses and server node names are planned out and are properly defined when working with the xCAT Database and the DHCP environment. There should be no issues if this is a new xCAT System P <text:span text:style-name="T2">cluster installation, where the frames and CECs are being specified in the xCAT database and HMC for the first time. <text:s/></text:span></text:p>
          <text:p text:style-name="P165">For existing xCAT clusters <text:s/>previously setup with a <text:s/>HMC DHCP server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64"><text:span text:style-name="T2">If the HW service network requires changes to the BPA/FSP ip addresses, the administrator should plan to clean</text:span>up the current BPA/FSP environment. This includes doing cleanup for both the HMC and the xCAT Database for any IP addresses and server node name changes. <text:s/></text:p>
          <text:p text:style-name="P164">For the HMC, <text:s/>the administrator should plan to remove the existing frames and servers <text:s/>that will require new HW IP addresses <text:s/>or server hostnames working in the xCAT HW VLAN. This will allow the xCAT <text:span text:style-name="T13">mkhwconn</text:span> command to reinit<text:span text:style-name="T2">ialize the frame and CECs <text:s/>using the xCAT DB information to make new HW connections to the HMC. </text:span></text:p>
          <text:p text:style-name="P168"/>
          <text:p text:style-name="P164">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3">/etc/hosts </text:span>file make sure the <text:soft-page-break/>HMC/frame/Server IP addresses and host names are matching the proper settings required for their xCAT cluster. </text:p>
        </text:list-header>
      </text:list>
      <text:list xml:id="list33447405" text:continue-list="list33442956" text:style-name="L3">
        <text:list-item>
          <text:list>
            <text:list-item>
              <text:list>
                <text:list-item>
                  <text:p text:style-name="P230">Hostname and IP address Planning</text:p>
                </text:list-item>
              </text:list>
            </text:list-item>
          </text:list>
        </text:list-item>
      </text:list>
      <text:list xml:id="list33460494" text:continue-list="list33429197" text:style-name="L7">
        <text:list-header>
          <text:p text:style-name="P164">For xCAT hardware discovery support, the prerequisite information are the hostnames and ip address allocation being used for all the HMCs, FSPs and BPAs. The mapping between Server hostnames, ip addresses, and physical hardware components need to be defined before proceeding with the xCAT hardware discovery function.</text:p>
          <text:p text:style-name="P164">Note: If this is a migration scenario such as migrating from a CSM CRHS environment to <text:s/>xCAT, or is an existing xCAT cluster, where you plan to use the default FSP/BPA host names, i.e., Server-<text:span text:style-name="T13">&lt;Model&gt;</text:span>-<text:span text:style-name="T13">&lt;Type&gt;</text:span>-<text:span text:style-name="T13">&lt;SerialNumber&gt;</text:span>-<text:span text:style-name="T13">&lt;Side&gt;</text:span>, then this 2.1.5 "Hostname and IP address Planning" section is not necessary and can be bypassed by the xCAT administrator.</text:p>
          <text:p text:style-name="P164"><text:span text:style-name="T28">If the FSPs/BPAs <text:s text:c="2"/>are already using selected static ip addresses, then some steps i</text:span><text:span text:style-name="T27">n the configure </text:span><text:span text:style-name="T25">DHCP sec</text:span>tion may not be not necessary. <text:s/>All of the HMC connections being used in the xCAT cluster need to be reviewed, and <text:s/>then updated (remove CSM CRHS environment) to make sure the HMC will properly communicate with xCAT MN using the SLP protocol before proceeding with the xCAT <text:span text:style-name="T2">hardware discovery.</text:span></text:p>
          <text:p text:style-name="P165">Each FSP/BPA side of the frame/CEC should have <text:s/>one ip address, and a hostname defined for network communication. The ip addresses for FSPs/BPAs are allocated from the DHCP server which is usually on the xCAT management node (MN). The DHCP service process in the hardware discovery is a little complex, where there are two types of ip addresses allocation mechanisms “random ip addresses” or “permanent ip addresses” that can now be used with xCAT HW discovery..</text:p>
          <text:p text:style-name="P167"><text:span text:style-name="T23">The DHCP service can be configured to use a dynamic ip range as part of the DHCP configuration file (AIX /etc/dhcpsd.cnf, Linux /etc/dhcpd.conf) , and referenced by a MAC addresses and ip address <text:s/>mapping working with the DHCP leases <text:s/>file (AIX /etc/db_file_cr, RHEL /var/lib/dhcpd/dhcpd.leases, SLES </text:span><text:span text:style-name="T2">/var/lib/dhcp/db/dhcp.leases</text:span><text:span text:style-name="T23">) . When using DHCP dynamic ip range, each DHCP client is initially assigned a random ip address, and this ip address based on it's lease expire information will determine if the DHCP client will require a new hardware ip address. The implementation working with dynamic ip range environment may lead to BPA/FSP ip addresses being changed.</text:span></text:p>
          <text:p text:style-name="P165"><text:s/></text:p>
          <text:p text:style-name="P165">When using the MAC addresses with ip address mapping in DHCP configuration and leases files, each DHCP client is assigned a specified permanent HW ip address. <text:s/>If the DHCP client MAC address and ip address mapping is specified in the DHCP AIX configuration file /etc/dhcpsd.cnf, RHEL lease file /var/lib/dhcpd/dhcpd.leases or SLES lease file /var/lib/dhcp/db/dhcp.leases, the BPA/FSP <text:s/>will consistently receive the same ip address from the DHCP server.</text:p>
        </text:list-header>
      </text:list>
      <text:p text:style-name="P119"><text:span text:style-name="T34">Random ip addresses:</text:span> When the FSPs and BPAs are powered up for the first time, the MAC addresses for the FSPs and BPAs are not known <text:s/>by the DHCP server or the admin. <text:s/>We can only work a dynamic ip range in DHCP configuration file, so each FSP or BPA will get an assigned random ip address. As mentioned, the random ip address for each FSP or BPA could change when the DHCP client on FSP or BPA restarts. <text:s/>We recommend using a large enough dynamic ip range to avoid the DHCP ip addresses reuse. <text:s/>Please be aware that <text:soft-page-break/>using random DHCP ip addresses will increase the maintenance effort, because you can not guarantee <text:s/>BPA/FSP server ip address. Using random DHCP ip addresses opens the possibility that FSPs/BPAs ip addresses may be changed during the FSPs/BPAs server reboot. The FSPs/BPAs ip addresses changing will result in HMC connection being lost, where <text:s/>you have to do some administrator steps to recover. <text:s/>The random DHCP ip addresses solution should be able to work well for most of the scenarios when the proper dynamic range is used on the HW service network.</text:p>
      <text:p text:style-name="P5"/>
      <text:p text:style-name="P119"><text:span text:style-name="T34">Permanent ip addresses:</text:span> The implementation of allocating permanent ip addresses for BPA/FSP as part of DHCP environment is clearer and easier to maintain. To achieve the permanent ip addresses, we need to specify the proper MAC address and IP address mapping for each FSP and BPA server in the DHCP configuration file on AIX or DHCP lease files on Linux. The way to get the MAC address for each FSP and BPA is not an easy thing, generally we can ping the ip addresses and the mac addresses will be added to the arp cache. The majority of the time we work with <text:span text:style-name="T13">lsslp</text:span> command to collect the BPA/FSP MAC address from random IP addresses, we then propagate the designated permanent IP addresses and server name and MAC address mapping into xCAT DB, and update the AIX DHCP configuration file /etc/dhcpsd.cnf, <text:s/>RHEL lease file <text:span text:style-name="T1">/var/lib/dhcpd/dhcpd.leases, or </text:span>SLES lease file <text:span text:style-name="T1">/var/lib/dhcp/db/dhcp.leases with xCAT command makedhcp.</text:span></text:p>
      <text:list xml:id="list33437645" text:continue-numbering="true" text:style-name="L7">
        <text:list-header>
          <text:p text:style-name="P171">B<text:span text:style-name="T2">oth the "Random ip addresses" or "Permanent ip addresses" can be used with HW discovery, the administrator needs to select the proper solution as the BPA/FSP ip addresses assignment working with DHCP</text:span></text:p>
          <text:p text:style-name="P173"/>
          <text:p text:style-name="P173">The HMC server host names should be always be resolvable through name resolution (/etc/hosts, DNS). The FSP/BPA server host name and IP addresses should be specified in /etc/hosts files and/or the xCAT <text:s/>hosts table as part of the hardware discovery process.</text:p>
        </text:list-header>
      </text:list>
      <text:list xml:id="list33448284" text:continue-list="list33447405" text:style-name="L3">
        <text:list-item>
          <text:list>
            <text:list-item>
              <text:p text:style-name="P226">xCAT DB setup and hardware discovery</text:p>
            </text:list-item>
          </text:list>
        </text:list-item>
      </text:list>
      <text:list xml:id="list33435838" text:continue-list="list33437645" text:style-name="L7">
        <text:list-header>
          <text:p text:style-name="P171">The xCAT administrator has multiple choices for the xCAT HW discovery implementation. One of these choices involve selecting the random or permanent IP addresses as part of the DHCP configuration setup. The second choice is based on how the xCAT administrator wants to implement the HW server information (node name, IP address, host name, MTMS) into the xCAT DB. This is based on the following: </text:p>
        </text:list-header>
        <text:list-item>
          <text:p text:style-name="P173">Is this a new or an existing xCAT HW cluster. </text:p>
        </text:list-item>
      </text:list>
      <text:p text:style-name="P63">If this is an existing xCAT cluster, you <text:s/>want to work with current xCAT 2.3 HW discovery environment commands (lsslp) to locate new System P hardware. <text:s/>You can <text:s/>move from our current random to the new supported permanent DHCP environment. </text:p>
      <text:p text:style-name="P59">If this is a new xCAT cluster, you can manipulate xCAT tables to position the HW IP address being used with BPA/FSP server nodes. You also have a choice to working with the new permanent or existing random DHCP environment. <text:s text:c="2"/></text:p>
      <text:list xml:id="list33435161" text:continue-numbering="true" text:style-name="L7">
        <text:list-item>
          <text:p text:style-name="P173">How large and complex is the xCAT HW cluster.</text:p>
        </text:list-item>
      </text:list>
      <text:p text:style-name="P63"><text:soft-page-break/>If this is a small cluster, you should be fine working with random IP addresses for the DHCP environment, and can work directly with HW discovery commands.</text:p>
      <text:list xml:id="list33429118" text:style-name="L8">
        <text:list-header>
          <text:p text:style-name="P172"><text:span text:style-name="T23">If this is a larger and more complex cluster, you have the choice working with permanent or random DHCP environment. You also may want to manipulate the HW </text:span><text:span text:style-name="T2">server data for BPA/FSP </text:span><text:span text:style-name="T2">using the new xCAT HW discovery methods working directly with xCAT tables to manipulate the BPA/FSP server information. <text:s/></text:span></text:p>
          <text:p text:style-name="P175">We will try specify these <text:s/>different choices in our <text:s/>xCAT DB setup and hardware discovery implementation.</text:p>
          <text:p text:style-name="P178"/>
        </text:list-header>
      </text:list>
      <text:list xml:id="list33440889" text:continue-list="list33448284" text:style-name="L3">
        <text:list-item>
          <text:list>
            <text:list-item>
              <text:list>
                <text:list-item>
                  <text:p text:style-name="P230">xCAT DB setup with HW Discovery</text:p>
                  <text:list>
                    <text:list-item>
                      <text:p text:style-name="P231">Setup DHCP server</text:p>
                    </text:list-item>
                  </text:list>
                </text:list-item>
              </text:list>
            </text:list-item>
          </text:list>
        </text:list-item>
      </text:list>
      <text:list xml:id="list33446439" text:style-name="L9">
        <text:list-header>
          <text:p text:style-name="P182">1. networks table</text:p>
        </text:list-header>
      </text:list>
      <text:list xml:id="list38327235" text:style-name="L7">
        <text:list-header>
          <text:p text:style-name="P165">All the FSPs and BPAs need to receive their random ip addresses from the DHCP server. The first step is to create xCAT network table object in the xCAT DB working with mkdef command for the service HW VLAN network used by xCAT cluster.</text:p>
        </text:list-header>
      </text:list>
      <text:p text:style-name="P30">Since the configuration for DHCP server on AIX and Linux are different that AIX doesn't accept one node with it IP address outside the IP range specified in configuration file, we will describe the networks table setting for AIX and Linux seperately.</text:p>
      <text:list xml:id="list33432373" text:continue-numbering="true" text:style-name="L7">
        <text:list-item>
          <text:p text:style-name="P165">AIX</text:p>
        </text:list-item>
      </text:list>
      <text:p text:style-name="P38"><text:span text:style-name="T26">Following is an example that provides random IP subnet </text:span><text:span text:style-name="T10">"192.168.200.0" </text:span><text:span text:style-name="T29">on AIX</text:span><text:span text:style-name="T10">.</text:span></text:p>
      <text:p text:style-name="P105">#netname,net,mask,mgtifname,gateway,dhcpserver,tftpserver,nameservers, <text:s text:c="2"/>ntpservers,logservers,dynamicrange,nodehostname,comments,disable</text:p>
      <text:p text:style-name="P106">"RandomIPRange","192.168.200.0","255.255.255.0","en0","192.168.200.205","192.168.200.205","192.168.200.205","192.168.200.205",,"192.168.200.205","192.168.200.1-192.168.200.254",,,</text:p>
      <text:list xml:id="list33454566" text:continue-numbering="true" text:style-name="L7">
        <text:list-header>
          <text:p text:style-name="P194"/>
        </text:list-header>
      </text:list>
      <text:p text:style-name="P14"/>
      <text:p text:style-name="P29"><text:span text:style-name="T6">In the above example, the HW VLAN subnet is from 192.168.200.1-192,168,200.254 where network interface name en0 on the xCAT MN is used for HW VLAN for both random and permanent ip address. The "192.168.200.1-192.168.200.254" field indicates the random dynamic ip range that is used by the HW service network. The BPA/FSPs will receive HW IP addresses in this dynamic range from DHCP server 192.168.200.205 , which is also the xCAT MN.</text:span><text:span text:style-name="T3"> </text:span><text:span text:style-name="T13"><text:s/></text:span></text:p>
      <text:p text:style-name="P29"><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3444839" text:continue-numbering="true" text:style-name="L7">
        <text:list-header>
          <text:p text:style-name="P165"><text:soft-page-break/><text:span text:style-name="T35">On AIX xCAT MN, command </text:span><text:span text:style-name="T13">makenetworks</text:span><text:span text:style-name="T35"> is not supported yet. All attributes fields in networks table need to be updated by the xCAT administrator working with xCAT chdef command to network object.</text:span></text:p>
        </text:list-header>
        <text:list-item>
          <text:p text:style-name="P165">Linux</text:p>
        </text:list-item>
      </text:list>
      <text:p text:style-name="P41"><text:span text:style-name="T26">Following is an example that provides random IP subnet </text:span><text:span text:style-name="T10">"192.168.200.0" </text:span><text:span text:style-name="T11">on Linux.</text:span></text:p>
      <text:p text:style-name="P105">#netname,net,mask,mgtifname,gateway,dhcpserver,tftpserver,nameservers, <text:s text:c="2"/>ntpservers,logservers,dynamicrange,nodehostname,comments,disable</text:p>
      <text:p text:style-name="P106">"RandomIPRange","192.168.200.0","255.255.255.0","en0","192.168.200.205","192.168.200.205","192.168.200.205","192.168.200.205",,"192.168.200.205","192.168.200.1-192.168.200.100",,,</text:p>
      <text:list xml:id="list33441682" text:continue-numbering="true" text:style-name="L7">
        <text:list-header>
          <text:p text:style-name="P194"/>
        </text:list-header>
      </text:list>
      <text:p text:style-name="P14"/>
      <text:p text:style-name="P31">In the above example, the HW VLAN subnet is from 192.168.200.1-192,168,200.254 where network interface name en0 on the xCAT MN is used for HW VLAN only for random and permanent ip address. The "192.168.200.1-192.168.200.100" field indicates the random dynamic ip range that is used by the HW service network. The BPA/FSPs will receive random HW IP addresses in this dynamic range from DHCP server 192.168.200.205 , which is also the xCAT MN. <text:s/>The rest IP range from <text:s/>192.168.200.101 to 192.168.200.254 in this subnet is used for the permanent IP addresses. <text:s/>This range should contains all the permanent IP addresses that are assigned for hardwares.</text:p>
      <text:p text:style-name="P35"/>
      <text:p text:style-name="P29"><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3444795" text:continue-numbering="true" text:style-name="L7">
        <text:list-header>
          <text:p text:style-name="P165"><text:span text:style-name="T35">On AIX xCAT MN, command </text:span><text:span text:style-name="T13">makenetworks</text:span><text:span text:style-name="T35"> is not supported yet. All attributes fields in networks table need to be updated by the xCAT administrator working with xCAT chdef command to network object.</text:span></text:p>
          <text:p text:style-name="P169"/>
        </text:list-header>
      </text:list>
      <text:list xml:id="list33453365" text:continue-list="list33446439" text:style-name="L9">
        <text:list-header>
          <text:p text:style-name="P182">2. Stop bootp service and initialize DHCP service(AIX only)</text:p>
        </text:list-header>
      </text:list>
      <text:p text:style-name="P30">For Linux clusters, there is one xCAT command <text:span text:style-name="T13">makedhcp</text:span> that will add the dhcp service to inittab <text:span text:style-name="T34">(/etc/inittab)</text:span> automatically.</text:p>
      <text:p text:style-name="P29"><text:span text:style-name="T2">For AIX clusters, there is a bootp service daemon on the xCAT MN working with AIX node installations. <text:s/>If the xCAT administrator wants to use the DHCP service instead of bootp for xCAT node cluster node installations, they will need to disable the bootp service. They will need to enable the dhcpsd into rc.tcpip to start dhcp service during system bootup. <text:s/>T</text:span><text:span text:style-name="T23">he AIX NIM installation will enable bootp automatically, so the administrator may need to stop the bootp daemon, to properly enable dhcp server.</text:span></text:p>
      <text:p text:style-name="P33"><text:soft-page-break/>The following are the steps used by the xCAT administrator to disable the bootp and enable dhcpsd daemon for HW discovery and NIM node installation. <text:s/>The xCAT administrator can toggle between bootp and dhcpsd if they want to use bootp as part of the AIX node installation. You just need to be aware that dhcp server daemon for HW discovery will not be active whenever the bootp daemon is active <text:s text:c="3"/></text:p>
      <text:p text:style-name="P7"/>
      <text:p text:style-name="P30">Disable the <text:s/>bootp service (for AIX only, optional)</text:p>
      <text:p text:style-name="P30">a) Stop bootp from rebootting by commenting <text:s/>bootps line in /etc/inetd.conf file: </text:p>
      <text:p text:style-name="P107"><text:span text:style-name="T3">#bootps dgram udp wait root /usr/sbin/bootpd bootpd /etc/bootptab</text:span> </text:p>
      <text:p text:style-name="P26"/>
      <text:p text:style-name="P30">b) <text:s/>Stop and restart the inetd subsystem: </text:p>
      <text:p text:style-name="P107"><text:span text:style-name="T3">refresh -s inetd</text:span> </text:p>
      <text:p text:style-name="P30"/>
      <text:p text:style-name="P30">c) Stop bootp deamon:</text:p>
      <text:p text:style-name="P108">ps -ef | grep bootp</text:p>
      <text:p text:style-name="P108">kill the bootp process</text:p>
      <text:p text:style-name="P30"/>
      <text:p text:style-name="P30">d) Start dhcpsd server from rebootting by uncomment dhcpsd lines in /etc/rc.tcpip</text:p>
      <text:p text:style-name="P107">#<text:span text:style-name="T3"> Start up the DHCP Server</text:span></text:p>
      <text:p text:style-name="P108">start /usr/sbin/dhcpsd "$src_running"</text:p>
      <text:p text:style-name="P30"/>
      <text:p text:style-name="P30">e) Stop and restart the tcpip group</text:p>
      <text:p text:style-name="P108">stopsrc -g tcpip</text:p>
      <text:list xml:id="list33459344" text:continue-list="list33429118" text:style-name="L8">
        <text:list-item>
          <text:list>
            <text:list-item>
              <text:list>
                <text:list-item>
                  <text:list>
                    <text:list-header>
                      <text:p text:style-name="P195">startsrc -g tcpip</text:p>
                      <text:p text:style-name="P170"/>
                    </text:list-header>
                  </text:list>
                </text:list-item>
              </text:list>
            </text:list-item>
          </text:list>
        </text:list-item>
      </text:list>
      <text:list xml:id="list33434133" text:continue-list="list33453365" text:style-name="L9">
        <text:list-header>
          <text:p text:style-name="P182">3. Write static IP address for the network interface running for DHCP service</text:p>
        </text:list-header>
      </text:list>
      <text:p text:style-name="P61">It is necessary to write a static IP address for the ethernet network interfaces used with DHCP <text:s/>on the xCAT Management Node. This is required so the DHCP server could provide service automatically after DHCP server (xCAT MN) reboot. If the xCAT MN uses a dynamic ip as part of the , this can cause DHCP server issues after reboot. </text:p>
      <text:p text:style-name="P60">The following examples represent the DHCP network interface ent0 being used .</text:p>
      <text:p text:style-name="P59"/>
      <text:p text:style-name="P59">For Linux Clusters, write static IP address into network configuration file.</text:p>
      <text:p text:style-name="P59"><text:s text:c="8"/>For RHEL, the network configuration is in file like /etc/sysconfig/network-scripts/ifcfg-eth0:</text:p>
      <text:p text:style-name="P80"><text:s text:c="8"/><text:span text:style-name="T3">DEVICE=eth0</text:span></text:p>
      <text:p text:style-name="P78"><text:soft-page-break/><text:s text:c="8"/>BOOTPROTO=static</text:p>
      <text:p text:style-name="P78"><text:s text:c="8"/>HWADDR=00:14:5E:5F:20:90</text:p>
      <text:p text:style-name="P78"><text:s text:c="8"/>IPADDR=192.168.200.1</text:p>
      <text:p text:style-name="P78"><text:s text:c="8"/>NETMASK=255.255.255.0</text:p>
      <text:p text:style-name="P78"><text:s text:c="8"/>NETWORK=50.0.0.0</text:p>
      <text:p text:style-name="P80"><text:s text:c="8"/><text:span text:style-name="T3">ONBOOT=yes</text:span></text:p>
      <text:p text:style-name="P6"/>
      <text:p text:style-name="P95"><text:s text:c="8"/><text:span text:style-name="T2">For SLES, the network configuration is in file like /etc/sysconfig/network/ifcfg-eth0:</text:span></text:p>
      <text:p text:style-name="P80"><text:s text:c="8"/><text:span text:style-name="T3">DEVICE=eth0</text:span></text:p>
      <text:p text:style-name="P78"><text:s text:c="8"/>BOOTPROTO=static</text:p>
      <text:p text:style-name="P78"><text:s text:c="8"/>HWADDR=00:14:5E:5F:20:90</text:p>
      <text:p text:style-name="P78"><text:s text:c="8"/>IPADDR=192.168.200.1</text:p>
      <text:p text:style-name="P78"><text:s text:c="8"/>NETMASK=255.255.255.0</text:p>
      <text:p text:style-name="P78"><text:s text:c="8"/>STARTMODE=onboot</text:p>
      <text:p text:style-name="P6"><text:s text:c="8"/></text:p>
      <text:p text:style-name="P30">For AIX Clusters, issue the following commands to write static IP address for network interface:</text:p>
      <text:list xml:id="list33448442" text:continue-list="list33459344" text:style-name="L8">
        <text:list-item>
          <text:list>
            <text:list-item>
              <text:list>
                <text:list-item>
                  <text:list>
                    <text:list-header>
                      <text:p text:style-name="P196">mktcpip -a 192.168.200.1 -i en0 -m 255.255.255.0</text:p>
                    </text:list-header>
                  </text:list>
                </text:list-item>
              </text:list>
            </text:list-item>
          </text:list>
        </text:list-item>
      </text:list>
      <text:p text:style-name="P93"/>
      <text:list xml:id="list33462123" text:continue-list="list33434133" text:style-name="L9">
        <text:list-header>
          <text:p text:style-name="P190">4. Specify the selected network interface on MN in site table</text:p>
        </text:list-header>
      </text:list>
      <text:p text:style-name="P37">In site table, there is one attribute “dhcpinterfaces” to be set to the network interface(nic) being used with local DHCP server on xCAT MN. <text:s/>For hardware discovery the network interface would be the nic used with hardware service network.</text:p>
      <text:p text:style-name="P39">If DHCP server is also used with node installations then it would also include cluster VLAN.</text:p>
      <text:p text:style-name="P39">Following example will set the “dhcpinterfaces” to network interface “en0” in site table:</text:p>
      <text:list xml:id="list33453166" text:continue-list="list33448442" text:style-name="L8">
        <text:list-item>
          <text:list>
            <text:list-item>
              <text:list>
                <text:list-item>
                  <text:list>
                    <text:list-header>
                      <text:p text:style-name="P201">chdef -t site clustersite dhcpinterfaces=en0</text:p>
                    </text:list-header>
                  </text:list>
                </text:list-item>
              </text:list>
            </text:list-item>
          </text:list>
        </text:list-item>
      </text:list>
      <text:p text:style-name="P93"/>
      <text:list xml:id="list33449806" text:continue-list="list33462123" text:style-name="L9">
        <text:list-header>
          <text:p text:style-name="P182">5. Generate dhcp configuration file for service nodes and compute nodes</text:p>
        </text:list-header>
      </text:list>
      <text:p text:style-name="P30">There is xCAT command <text:span text:style-name="T13">makedhcp</text:span> that can be used to help to create the DHCP configuration file, and establish the DHCP service daemon working on the xCAT MN. </text:p>
      <text:p text:style-name="P30">Run "makedhcp -n" to create a new DHCP dynamic IP pool configuration. </text:p>
      <text:p text:style-name="P30">Command makedhcp with flag -n will create the dhcp service configuration file based on attributes found in the xCAT site and networks tables. In this configuration file, the dynamic address range IP pool is created based on the field dynamicrange in networks table. </text:p>
      <text:p text:style-name="P30"><text:soft-page-break/>If there are no definitions listed in networks table and dhcpinterfaces attribute is bland in site table, the makedhcp command will try to generate a DHCP service for all active subnets found on xCAT MN, even though there may be no dynamic IP ranges specified. <text:s/></text:p>
      <text:p text:style-name="P30">The xCAT administrator should <text:s/>examine the DHCP configurations files on the xCAT MN /<text:span text:style-name="T34">etc/dhcpd.conf</text:span> (Linux) or <text:span text:style-name="T34">/etc/dhcpsd.cnf </text:span><text:s/>(AIX) after execution of makedhcp. If you don't want the DHCP service to serve a subnet, you have to manually comment or remove the subnet definitions in /etc/dhcpd.conf (Linux) or /etc/dhcpsd.cnf <text:s/>(AIX) .</text:p>
      <text:p text:style-name="P30">See makedhcp man page for details of this command.</text:p>
      <text:p text:style-name="P91"/>
      <text:list xml:id="list33434404" text:continue-list="list33440889" text:style-name="L3">
        <text:list-item>
          <text:list>
            <text:list-item>
              <text:list>
                <text:list-item>
                  <text:list>
                    <text:list-item>
                      <text:p text:style-name="P232">Power on all the frames and CECs</text:p>
                    </text:list-item>
                  </text:list>
                </text:list-item>
              </text:list>
            </text:list-item>
          </text:list>
        </text:list-item>
      </text:list>
      <text:p text:style-name="P24">The system administrator will want to power on the frames/CECs manually after the frames/CECs has physically completed the System P server installation and checkout. Since the DHCP server is now configured with a dynamic ip range in the HW service subnet, then all the FSPs and BPAs will get floating HW <text:s/>IP addresses from the DHCP server.</text:p>
      <text:p text:style-name="P24">For xCAT clusters, they want to use HW discovery working with existing lsslp command structure that was provided in xCAT 2.3. The administrator can bypass section 2.2.1.3 “Update xCAT tables” with nodelist and switch tables and go directly to section 2.2.1.4 <text:s/>“Discover HMCs/Frame/CECs and define them in xCAT DB”.</text:p>
      <text:p text:style-name="P24">If you are creating a new large xCAT cluster, you may want to read through the section 2.2.1.3 Update xCAT tables to see if this HW discovery methods meets your needs.</text:p>
      <text:list xml:id="list33463218" text:continue-numbering="true" text:style-name="L3">
        <text:list-item>
          <text:list>
            <text:list-item>
              <text:list>
                <text:list-item>
                  <text:list>
                    <text:list-item>
                      <text:p text:style-name="P232">Update xCAT tables (for new xCAT 2.4 clusters)</text:p>
                    </text:list-item>
                  </text:list>
                </text:list-item>
              </text:list>
            </text:list-item>
          </text:list>
        </text:list-item>
      </text:list>
      <text:p text:style-name="P31">Some information that was mentioned in the “Planning” section can be used to implement into xCAT DB. This includes the system specified node names, the mapping between the ip addresses and hostnames, and the mapping between the hostnames and the physical hardware server components. There are multiple ways to provide the FSP/BPA data in the xCAT DB. <text:s/>We will represent multiple solutions that the xCAT administrator may use to propagate the BPA/FSP data. </text:p>
      <text:p text:style-name="P29"><text:span text:style-name="T6">For many existing <text:s/>xCAT clusters, they will want to bypass this section, and work directly with the xCAT DB with lsslp comma</text:span>nd structure and not work with nodelist and switch tables. <text:s text:c="3"/></text:p>
      <text:p text:style-name="P95"/>
      <text:list xml:id="list33431945" text:continue-list="list33449806" text:style-name="L9">
        <text:list-item>
          <text:p text:style-name="P189">Update the nodelist table</text:p>
        </text:list-item>
      </text:list>
      <text:p text:style-name="P58"><text:span text:style-name="T7">The</text:span><text:span text:style-name="T8"> “</text:span><text:span text:style-name="T9">nodelist”</text:span><text:span text:style-name="T34"> <text:s/></text:span><text:span text:style-name="T25">table</text:span><text:span text:style-name="T34"> </text:span>stores all the server hostnames and <text:s/>node group information for all the nodes. Before proceeding with the hardware discovery process, the "nodelist" table needs to be updated to include all the FSPs and BPAs hostnames information.</text:p>
      <text:p text:style-name="P95"/>
      <text:list xml:id="list33431349" text:style-name="L10">
        <text:list-item>
          <text:p text:style-name="P202">nodelist table</text:p>
        </text:list-item>
      </text:list>
      <text:p text:style-name="P96">#node,groups,status,appstatus,primarysn,comments,disable</text:p>
      <text:p text:style-name="P96">frame1a,"all,bpa,bpa-a"</text:p>
      <text:p text:style-name="P96"><text:soft-page-break/>frame1b,"all,bpa,bpa-b"</text:p>
      <text:p text:style-name="P96">... ...</text:p>
      <text:p text:style-name="P96">frame16a,"all,bpa,bpa-a"</text:p>
      <text:p text:style-name="P96">frame16b,"all,bpa,bpa-b"</text:p>
      <text:p text:style-name="P96">f1c1,"all,fsp"</text:p>
      <text:p text:style-name="P96">f1c2,"all,fsp"</text:p>
      <text:p text:style-name="P96">... ...</text:p>
      <text:p text:style-name="P98"><text:span text:style-name="T3">f16c16,</text:span>"all,fsp"</text:p>
      <text:p text:style-name="P81"/>
      <text:p text:style-name="P30">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into nodelist table:</text:p>
      <text:p text:style-name="P102">mkdef frame1a-frame16a groups="all,bpa,bpa-a"</text:p>
      <text:p text:style-name="P100">mkdef frame1b-frame16b groups="all,bpa,bpa-b"</text:p>
      <text:p text:style-name="P100">mkdef f1c1-f1c16 groups="all,fsp"</text:p>
      <text:p text:style-name="P100">… …</text:p>
      <text:p text:style-name="P100">mkdef f16c1-f16c16 groups="all,fsp"</text:p>
      <text:list xml:id="list33445738" text:style-name="L11">
        <text:list-header>
          <text:p text:style-name="P151"/>
        </text:list-header>
      </text:list>
      <text:p text:style-name="P9"/>
      <text:list xml:id="list33433200" text:continue-list="list33431945" text:style-name="L9">
        <text:list-item>
          <text:p text:style-name="P189">Update mapping between the hostnames and hardware components</text:p>
        </text:list-item>
      </text:list>
      <text:list xml:id="list33436270" text:style-name="L12">
        <text:list-item>
          <text:list>
            <text:list-header>
              <text:p text:style-name="P131">1). <text:s text:c="2"/>Use “vpd” table information mode</text:p>
              <text:p text:style-name="P166">For the high end servers such as POWER 595/575 that exist in 24 inch frames, only the BPA MTMS frame information is necessary, since the CECs (FSPs) will be automatically located by the BPA. In regard for the System P low end servers that exist in 19 inch frames such as POWER 520, the FSP <text:s/>MTMS information is needed. System administrators have options to find the MTMS information for all the BPAs or FSPs. One is to copy the BPA or FSP MTMS information from the front/rear of the Frame and CEC to place this information manually. We recommend that the administrator execute <text:span text:style-name="T13">lsslp</text:span> command to discover all the required hardware information. The command below will create all the MTMS output into the stanza file.</text:p>
            </text:list-header>
          </text:list>
        </text:list-item>
      </text:list>
      <text:p text:style-name="P15"/>
      <text:p text:style-name="P36"><text:span text:style-name="T2">Run</text:span><text:span text:style-name="T32"> </text:span><text:span text:style-name="T3">lsslp -s BPA -z -i 10.0.0.1 &gt; /stanza/file/BPApath</text:span></text:p>
      <text:p text:style-name="P49">or</text:p>
      <text:p text:style-name="P36"><text:span text:style-name="T2">Run</text:span><text:span text:style-name="T32"> </text:span><text:span text:style-name="T3">lsslp -s FSP -z -i 10.0.0.1 &gt; /stanza/file/FSPpath</text:span></text:p>
      <text:p text:style-name="P27"/>
      <text:p text:style-name="P27"/>
      <text:p text:style-name="P27"/>
      <text:p text:style-name="P30"><text:soft-page-break/>The vpd method uses the MTMS and parent information to determine which hardware components that the server hostname is working from. For high end servers environment, the "vpd" table needs to be updated to include the BPA/FSP MTMS and “side” information for redundant BPA/FSP environments. The expectation is that the majority of System P systems will reference only one FSP for each CEC, then the FSP side information is not required in vpd table. For the low end servers environment, the "vpd" table needs to be updated to only include the FSP MTMS information. <text:s/>All the BPA/FSP information with frame/cec can be referenced <text:s/>and the administrator can update the BPA/FSP server name and IP address working with BPA/FSP stanza files with chdef command:</text:p>
      <text:p text:style-name="P104">cat /stanza/file/BPApath &gt; chdef -z</text:p>
      <text:p text:style-name="P53">or</text:p>
      <text:p text:style-name="P104">cat /stanza/file/FSPpath &gt; chdef -z</text:p>
      <text:p text:style-name="P32"/>
      <text:p text:style-name="P30">The vpd table is like the following after writing the BPA/FSP MTMS information into xCAT DB.</text:p>
      <text:list xml:id="list33425779" text:style-name="L13">
        <text:list-item>
          <text:p text:style-name="P184">vpd table:</text:p>
        </text:list-item>
      </text:list>
      <text:p text:style-name="P103">#node,serial,mtm,side,asset,comments,disable</text:p>
      <text:p text:style-name="P100">"frame1a","99200G1","9A00-100","A",,,</text:p>
      <text:p text:style-name="P100">"frame1b","99200G1","9A00-100","B",,,</text:p>
      <text:p text:style-name="P100">... ...</text:p>
      <text:p text:style-name="P100">"frame16a","99410D1","9A00-100","A",,,</text:p>
      <text:p text:style-name="P100">"frame16b","99410D1","9A00-100","B",,,</text:p>
      <text:p text:style-name="P91"/>
      <text:p text:style-name="P30">Note: The frames' MTMS information can be got from the BPA stanza file. </text:p>
      <text:p text:style-name="P30"/>
      <text:p text:style-name="P29"><text:span text:style-name="T2">For System P low end servers, the FSP MTMS information is found from the FSP stanza file that was created by </text:span><text:span text:style-name="T3">lsslp</text:span><text:span text:style-name="T2"> command.</text:span></text:p>
      <text:p text:style-name="P30"/>
      <text:p text:style-name="P30">For high end CECs working with BPA(frame), the xCAT "ppc" table also needs to be updated to include the “cage id” location information and the BPA “parent” information for each FSP. For low end CECs, the "ppc" table does not need to be updated. <text:s/>The following command can help to write the “cage id” into ppc table:</text:p>
      <text:p text:style-name="P102">chdef <text:s/>f1c1 id=1 parent= <text:span text:style-name="T25">frame1a</text:span></text:p>
      <text:p text:style-name="P100">chdef <text:s/>f1c2 id=2 parent=<text:span text:style-name="T25">frame1a</text:span></text:p>
      <text:p text:style-name="P100">…</text:p>
      <text:p text:style-name="P100">chdef f16c2 id=2 parent=frame16a</text:p>
      <text:p text:style-name="P91"/>
      <text:p text:style-name="P91"><text:soft-page-break/>The ppc table will looks like:</text:p>
      <text:list xml:id="list33436517" text:style-name="L14">
        <text:list-item>
          <text:p text:style-name="P185">ppc table:</text:p>
        </text:list-item>
      </text:list>
      <text:p text:style-name="P102">#node,hcp,id,pprofile,parent,supernode,comments,disable</text:p>
      <text:p text:style-name="P100">"f1c1",,"1",,"<text:span text:style-name="T25">frame1a</text:span>",,,</text:p>
      <text:p text:style-name="P100">"f1c2",,"2",,"<text:span text:style-name="T25">frame1a</text:span>",,,</text:p>
      <text:p text:style-name="P100"><text:s text:c="12"/>… …</text:p>
      <text:p text:style-name="P100">"f16c1",,"1",,"<text:span text:style-name="T25">frame16a</text:span>",,,</text:p>
      <text:p text:style-name="P101">"f16c2",,"2",,"<text:span text:style-name="T25">frame16a</text:span>",,,</text:p>
      <text:p text:style-name="P120"/>
      <text:p text:style-name="P37"/>
      <text:p text:style-name="P120"/>
      <text:list xml:id="list33436416" text:style-name="L15">
        <text:list-header>
          <text:p text:style-name="P177">2). <text:s text:c="2"/>Use the switch table port mode</text:p>
        </text:list-header>
      </text:list>
      <text:list xml:id="list33439159" text:continue-list="list33436270" text:style-name="L12">
        <text:list-item>
          <text:list>
            <text:list-header>
              <text:p text:style-name="P176">xCAT will use the ethernet switches for discovery in switch port mode. In general, this requires that the user in advance set up an ip address and basic snmp functionality. Allowing the snmp version 1 community string public read access will allow xCAT to communicate without further customization. It is also recommended that spanning tree be set to portfast or edge-port for faster boot performance. Please see the relevant switch documentation as to how to configure these items.</text:p>
              <text:p text:style-name="P174">The switch port method can be used with larger System P <text:s/>xCAT clusters where the administrator has full control of the HW VLAN switch. The administrator specifies which physical network ports are being used to connect to BPA and FSP network connections. It uses the physical ethernet switch connection to determine which hardware component BPA/FSP server is being connected. The "switch" table then <text:s/>is updated to reference the association between the switch port and the BPA/FSP connection. For high end CECs, only BPA frame hostnames need to be added into switch table. For low end CECs, only CEC fsp hostnames need to be added in. </text:p>
            </text:list-header>
          </text:list>
        </text:list-item>
      </text:list>
      <text:p text:style-name="P60"><text:s/>The commands to write switch table:</text:p>
      <text:p text:style-name="P102">chdef <text:s/>frame1a switch=10.0.0.254 port=1</text:p>
      <text:p text:style-name="P100">chdef <text:s/>frame1b switch=10.0.0.254 port=2</text:p>
      <text:p text:style-name="P100">… …</text:p>
      <text:p text:style-name="P100">chdef <text:s/>frame16a switch=10.0.0.254 port=31</text:p>
      <text:p text:style-name="P100">chdef <text:s/>frame16a switch=10.0.0.254 port=32</text:p>
      <text:list xml:id="list33447054" text:style-name="L16">
        <text:list-item>
          <text:p text:style-name="P187">switch table</text:p>
        </text:list-item>
      </text:list>
      <text:p text:style-name="P96">#node,switch, port,vlan,interface,comments,disable</text:p>
      <text:p text:style-name="P96">"frame1a","10.0.0.254","1",,,,</text:p>
      <text:p text:style-name="P96">"frame1b","10,0.0.254","2",,,,</text:p>
      <text:p text:style-name="P96"><text:s text:c="8"/>… …</text:p>
      <text:p text:style-name="P96"><text:soft-page-break/>"frame16a","10.0.0.254","31",,,,</text:p>
      <text:p text:style-name="P96">"frame16b","10.0.0.254","32",,,,</text:p>
      <text:p text:style-name="P210"/>
      <text:p text:style-name="P92"/>
      <text:p text:style-name="P25">For high end CECs (FSP) servers, the xCAT "ppc" table <text:s/>needs to be updated to referenced <text:s/>the cage id information being used for each FSP in the target frame. For low end CECs, the "ppc" table does not need to be updated. <text:s/>Following commands can help to write the “cage id” into ppc table:</text:p>
      <text:p text:style-name="P102">chdef <text:s/>f1c1 id=1 parent= <text:span text:style-name="T25">frame1a</text:span></text:p>
      <text:p text:style-name="P100">chdef <text:s/>f1c2 id=2 parent=<text:span text:style-name="T25">frame1a</text:span></text:p>
      <text:p text:style-name="P100">…</text:p>
      <text:p text:style-name="P100">chdef f16c2 id=2 parent=frame16a</text:p>
      <text:p text:style-name="P23"/>
      <text:list xml:id="list33458799" text:continue-numbering="true" text:style-name="L16">
        <text:list-item>
          <text:p text:style-name="P216">ppc table</text:p>
        </text:list-item>
      </text:list>
      <text:p text:style-name="P96">#node,hcp,id,pprofile,parent,supernode,comments,disable</text:p>
      <text:p text:style-name="P96">"f1c1",,"1",,"<text:span text:style-name="T25">frame1a</text:span>",,,</text:p>
      <text:p text:style-name="P96">"f1c2",,"2",,"<text:span text:style-name="T25">frame1a</text:span>",,,</text:p>
      <text:p text:style-name="P96"><text:s text:c="12"/>… …</text:p>
      <text:p text:style-name="P96">"f16c1",,"1",,"<text:span text:style-name="T25">frame16a</text:span>",,,</text:p>
      <text:list xml:id="list33440950" text:style-name="L17">
        <text:list-header>
          <text:p text:style-name="P214"><text:span text:style-name="T3">"f16c2",,"2",,"</text:span><text:span text:style-name="T4">frame16a</text:span><text:span text:style-name="T3">",,,</text:span></text:p>
        </text:list-header>
      </text:list>
      <text:list xml:id="list33464149" text:continue-list="list33433200" text:style-name="L9">
        <text:list-header>
          <text:p text:style-name="P189"/>
          <text:p text:style-name="P179"/>
        </text:list-header>
      </text:list>
      <text:list xml:id="list33462135" text:continue-list="list33463218" text:style-name="L3">
        <text:list-item>
          <text:list>
            <text:list-item>
              <text:list>
                <text:list-item>
                  <text:list>
                    <text:list-item>
                      <text:p text:style-name="P232">Discover HMCs/frame/CECs, and define them in xCAT DB.</text:p>
                    </text:list-item>
                  </text:list>
                </text:list-item>
              </text:list>
            </text:list-item>
          </text:list>
        </text:list-item>
      </text:list>
      <text:p text:style-name="P58"><text:span text:style-name="T20">The xCAT <text:s/>administrator needs to select if they want to use “random” or “permanent” DHCP environment. The random method is less complex, but also less stable in the support structure for the administrator. This is because we only need to interact with the BPA/FSP once, and use the floating ip addresses working with AIX DHCP configuration file or Linux lease files for the dynamic ranges in the HW service network. This section will provide the implementation <text:s/>working with rand</text:span>om DHCP environment.</text:p>
      <text:p text:style-name="P63">The permanent method <text:s/>is more complex for the administrator, but is more stable for the BPA/FSP support structure. We first need to locate the floating ip addresses used in the dynamic range, the administrator can use these floating ip addresses, or can ssign new BPA/FSP ip addresses to be used for the permanent ip addresses. <text:s/>This is based on the current BPA/FSP ip assignments as planned in your xCAT cluster. </text:p>
      <text:p text:style-name="P62"><text:span text:style-name="T20">The <text:s/>xCAT command </text:span><text:span text:style-name="T21">lsslp</text:span><text:span text:style-name="T20"> is used with the HW discovery working the HMC/frame/CECs, to reference the hardware and network information from the DHCP <text:s/>server . It can then write the discovered information into xCAT DB . It can generate <text:s/>output in different format, including </text:span><text:soft-page-break/><text:span text:style-name="T20">RAW, XML and stanza format. We recommend working with the -z flag to create stanza files, so the administrator can review the HW data prior to placing in the xCAT DB.</text:span> <text:s/>The <text:span text:style-name="T13">lsslp</text:span> command does support the -w flag which can <text:s/>directly update the HW discovery data directly into the xCAT DB if the administrator does not need to make any changes. <text:s/></text:p>
      <text:p text:style-name="P59"><text:span text:style-name="T35">See man page of </text:span>lsslp <text:span text:style-name="T35">for details.</text:span></text:p>
      <text:list xml:id="list33424373" text:style-name="L18">
        <text:list-item>
          <text:p text:style-name="P188">Use stanza file</text:p>
        </text:list-item>
      </text:list>
      <text:list xml:id="list33434768" text:style-name="L19">
        <text:list-header>
          <text:p text:style-name="P138">1). <text:s/>Issue <text:span text:style-name="T13">lsslp</text:span> to locate the HMC information and write into a HMC <text:s/>stanza file. You will need <text:s/>to execute the -m (multicast) flag to reference later supported HMC <text:s/>V7R35x/V7R71 levels. <text:s text:c="2"/></text:p>
        </text:list-header>
      </text:list>
      <text:list xml:id="list33445754" text:style-name="L20">
        <text:list-item>
          <text:list>
            <text:list-header>
              <text:p text:style-name="P198">lsslp <text:s/>-m -s HMC -z -i 10.0.0.1 &gt; /hmc/stanza/file</text:p>
            </text:list-header>
          </text:list>
        </text:list-item>
      </text:list>
      <text:list xml:id="list33444548" text:continue-list="list33434768" text:style-name="L19">
        <text:list-header>
          <text:p text:style-name="P138"/>
        </text:list-header>
      </text:list>
      <text:p text:style-name="P54">2). <text:s/>Review the HMC stanza file and make modifications if necessary.</text:p>
      <text:p text:style-name="P54">You will need to include the “username” and <text:s/>“password” <text:s/>attributes being used by the <text:s/>target HMC node. Make sure that the HMC host name and ip address is resolvable <text:s text:c="2"/>in the xCAT cluster name resolution (/etc/hosts, DNS). <text:s/></text:p>
      <text:p text:style-name="P54"/>
      <text:p text:style-name="P57">Write the HMC stanza information into xCAT DB with xCAT command <text:span text:style-name="T13">mkdef</text:span>.</text:p>
      <text:list xml:id="list33463601" text:continue-list="list33445754" text:style-name="L20">
        <text:list-item>
          <text:list>
            <text:list-header>
              <text:p text:style-name="P199">cat /hmc/stanza/file | mkdef -z</text:p>
            </text:list-header>
          </text:list>
        </text:list-item>
      </text:list>
      <text:list xml:id="list33444503" text:continue-list="list33444548" text:style-name="L19">
        <text:list-header>
          <text:p text:style-name="P138"/>
        </text:list-header>
      </text:list>
      <text:p text:style-name="P54">3). <text:s/>Issue <text:span text:style-name="T13">lsslp</text:span> command to reference the BPA (Frame) information and write into the BPA stanza file . If you <text:s/>are using new xCAT 2.4 “vpd” or “switch” table methods, you can use the optional attributes “switchport” or “vpd” with lsslp command. If you specify the <text:s/>attribute “--updatehosts”, <text:s/>it will update the xCAT “hosts” table with the server node hostname and ip address.</text:p>
      <text:list xml:id="list33462099" text:continue-list="list33463601" text:style-name="L20">
        <text:list-item>
          <text:list>
            <text:list-header>
              <text:p text:style-name="P199">lsslp -s BPA -z -i 10.0.0.1 -M {switchport|vpd} --updatehosts &gt; /bpa/stanza/file</text:p>
            </text:list-header>
          </text:list>
        </text:list-item>
      </text:list>
      <text:list xml:id="list33452426" text:continue-list="list33444503" text:style-name="L19">
        <text:list-header>
          <text:p text:style-name="P138"/>
        </text:list-header>
      </text:list>
      <text:list xml:id="list33431936" text:style-name="L21">
        <text:list-item>
          <text:p text:style-name="P139">Review the BPA stanza file and make modifications if necessary. You may want to update the BPA server hostnames and/or ip addresses to match your planned xCAT <text:s/>configuration.</text:p>
        </text:list-item>
      </text:list>
      <text:p text:style-name="P56">Write the BPA stanza information into xCAT DB with xCAT command <text:span text:style-name="T13">mkdef</text:span></text:p>
      <text:list xml:id="list33432592" text:continue-list="list33462099" text:style-name="L20">
        <text:list-item>
          <text:list>
            <text:list-header>
              <text:p text:style-name="P199">cat /bpa/stanza/file | mkdef -z</text:p>
            </text:list-header>
          </text:list>
        </text:list-item>
      </text:list>
      <text:p text:style-name="P54"><text:s text:c="2"/></text:p>
      <text:list xml:id="list33446314" text:continue-list="list33431936" text:style-name="L21">
        <text:list-header>
          <text:p text:style-name="P140"><text:span text:style-name="T6">5). <text:s/>Issue </text:span><text:span text:style-name="T3">lsslp</text:span><text:span text:style-name="T6"> to get FSP information and write into the FSP stanza file. If you are using the vpd or switch table method, you can use the optional attributes ”swithcport” or “vpd” with the </text:span><text:span text:style-name="T6">lsslp command. If you specify the attribute “updatehosts”, it will also update the xCAT hosts table with the server host name and ip address. </text:span></text:p>
        </text:list-header>
      </text:list>
      <text:list xml:id="list33454163" text:style-name="L22">
        <text:list-item>
          <text:list>
            <text:list-header>
              <text:p text:style-name="P203">lsslp -s FSP -z -i 10.0.0.1 -M {switchport|vpd} --updatehosts &gt; /fsp/stanza/file</text:p>
            </text:list-header>
          </text:list>
        </text:list-item>
      </text:list>
      <text:list xml:id="list33447755" text:continue-list="list33446314" text:style-name="L21">
        <text:list-header>
          <text:p text:style-name="P140">6). <text:s/>Review the FSP stanza file and make modifications if necessary. You may want to update the FSP hostnames and/or ip addresses to match your planned xCAT configuration.</text:p>
        </text:list-header>
      </text:list>
      <text:p text:style-name="Default_20_Text"><text:span text:style-name="T6"><text:s text:c="8"/>Write the BPA stanza information into xCAT DB with xCAT command </text:span><text:span text:style-name="T3">mkdef.</text:span></text:p>
      <text:list xml:id="list33452362" text:continue-list="list33454163" text:style-name="L22">
        <text:list-item>
          <text:list>
            <text:list-header>
              <text:p text:style-name="P203">cat /fsp/stanza/file | mkdef -z</text:p>
            </text:list-header>
          </text:list>
        </text:list-item>
      </text:list>
      <text:list xml:id="list33443868" text:continue-list="list33424373" text:style-name="L18">
        <text:list-header>
          <text:p text:style-name="P180"/>
        </text:list-header>
        <text:list-item>
          <text:p text:style-name="P188">Update xCAT database directly with lsslp</text:p>
        </text:list-item>
      </text:list>
      <text:list xml:id="list33438955" text:continue-list="list33447755" text:style-name="L21">
        <text:list-header>
          <text:p text:style-name="P140"><text:span text:style-name="T25">You should only write directly into the xCAT DB if you are certain that the BPA/FSP server data specified by lsslp command is correct. This is used by experienced xCAT administrators, or if </text:span><text:soft-page-break/><text:span text:style-name="T25">they are adding new System P servers into an existing xCAT cluster. <text:s/>The </text:span><text:span text:style-name="T14">lsslp -w </text:span><text:span text:style-name="T25"><text:s/>flag will update existing xCAT DB data if the new HW discovery finds any BPA/FSP node contentions. </text:span><text:span text:style-name="T25">The </text:span><text:span text:style-name="T14">lsslp -n <text:s/></text:span><text:span text:style-name="T25"><text:s/>flag is used to locate only new found System P BPA/FSP servers during HW discovery. It can work with -z stanza, or the -w flag but will only reference or add new BPA/FSP servers into the <text:s/>xCAT DB. The xCAT administrator always has the option to use the </text:span><text:span text:style-name="T14">chdef </text:span><text:span text:style-name="T25">command to add or modify attributes to the HMC/BPA/FSP node objects.</text:span> <text:s/><text:tab/></text:p>
        </text:list-header>
      </text:list>
      <text:list xml:id="list33445272" text:style-name="L23">
        <text:list-item>
          <text:list>
            <text:list-item>
              <text:p text:style-name="P133"><text:span text:style-name="T6"><text:s text:c="2"/>Issue </text:span><text:span text:style-name="T3">lsslp -w</text:span><text:span text:style-name="T6"> flag to locate HMC information and write into xCAT DB directly. If you specify “--updatehosts” option, <text:s/>lsslp will update the xCAT “hosts” table with the HMC hostname and ip address. The system adminstrator will need to execute the chdef <text:s/>command to add missing user name and password</text:span> <text:s/>attributes. <text:span text:style-name="T6">Make sure that the HMC host name and IP address is properly made <text:s/>available in the xCAT cluster name resolution (/etc/hosts, DNS).</text:span></text:p>
            </text:list-item>
          </text:list>
        </text:list-item>
      </text:list>
      <text:list xml:id="list33445690" text:style-name="L24">
        <text:list-item>
          <text:list>
            <text:list-header>
              <text:p text:style-name="P217">lsslp -m <text:s/>-s HMC -w -i 10.0.0.1 --updatehosts</text:p>
            </text:list-header>
          </text:list>
        </text:list-item>
      </text:list>
      <text:list xml:id="list33440672" text:continue-list="list33445272" text:style-name="L23">
        <text:list-item>
          <text:list>
            <text:list-header>
              <text:p text:style-name="P133"/>
            </text:list-header>
            <text:list-item>
              <text:p text:style-name="P133"><text:s text:c="2"/>Issue <text:span text:style-name="T13">lsslp -w</text:span> flag to locate BPA information and write into xCAT DB directly. <text:span text:style-name="T6">If you specify “--updatehosts” option, <text:s/>lsslp will update the xCAT “hosts” table with the BPA hostname and ip address. </text:span>If <text:s/>this is an existing xCAT cluster, you can use <text:span text:style-name="T13">-n flag</text:span> to reference and add only new BPA nodes into the xCAT DB. <text:s text:c="3"/></text:p>
            </text:list-item>
          </text:list>
        </text:list-item>
      </text:list>
      <text:list xml:id="list33443160" text:continue-list="list33445690" text:style-name="L24">
        <text:list-item>
          <text:list>
            <text:list-header>
              <text:p text:style-name="P218">lsslp <text:s/>-s BPA -n <text:s/>-w <text:s/>-i 10.0.0.1 --updatehosts</text:p>
            </text:list-header>
          </text:list>
        </text:list-item>
      </text:list>
      <text:p text:style-name="P12"/>
      <text:list xml:id="list33457964" text:continue-list="list33440672" text:style-name="L23">
        <text:list-item>
          <text:list>
            <text:list-item>
              <text:p text:style-name="P133"><text:s text:c="3"/>Issue <text:span text:style-name="T13">lsslp -w</text:span> flag to locate FSP information and write into xCAT DB directly. <text:span text:style-name="T6">If you specify “--updatehosts” option, <text:s/>lsslp will update the xCAT “hosts” table with the FSP </text:span><text:span text:style-name="T6">hostname and ip address. <text:s/></text:span>If this is an existing xCAT cluster, you can use <text:span text:style-name="T13">-n flag</text:span> to reference and add only new FSP nodes into the xCAT DB. <text:s text:c="3"/></text:p>
            </text:list-item>
          </text:list>
        </text:list-item>
      </text:list>
      <text:list xml:id="list33457003" text:continue-list="list33443160" text:style-name="L24">
        <text:list-item>
          <text:list>
            <text:list-header>
              <text:p text:style-name="P218">lsslp -s FSP -n -w -i 10.0.0.1 --updatehosts</text:p>
            </text:list-header>
          </text:list>
        </text:list-item>
      </text:list>
      <text:list xml:id="list33425908" text:style-name="L25">
        <text:list-header>
          <text:p text:style-name="P144"/>
        </text:list-header>
      </text:list>
      <text:list xml:id="list33441129" text:continue-list="list33462135" text:style-name="L3">
        <text:list-item>
          <text:list>
            <text:list-item>
              <text:list>
                <text:list-item>
                  <text:p text:style-name="P230">Permanent ip addresses</text:p>
                </text:list-item>
              </text:list>
            </text:list-item>
          </text:list>
        </text:list-item>
      </text:list>
      <text:list xml:id="list33455980" text:continue-list="list33438955" text:style-name="L21">
        <text:list-header>
          <text:p text:style-name="P140">Please reference the planning information in section 2.1.5 Hostname and IP address planning.<text:span text:style-name="T32"> </text:span><text:span text:style-name="T26">The assignment of permanent ip addresses will allow the BPA/FSP ip addresses to be more stable</text:span> in the DHCP service environment <text:s/>working with HW service subnet. </text:p>
          <text:p text:style-name="P140"/>
          <text:p text:style-name="P140">For AIX DHCP environment, the permanent ip addresses need to part of <text:s/>the dynamic range, and each BPA/FSP will provide server name, permanent ip address, <text:s/>and MAC address in <text:s/>the AIX DHCP <text:s/>/etc/dhcpsd.cnf <text:s/>file. <text:s/>The <text:s/>AIX DHCP leases file /etc/db_file_cr <text:s/>will continue to work with floating BPA/FSP ip addresses that start from the lowest available IP address found in the dynamic range of the /etc/dhcpsd.cnf <text:s/>file . <text:s text:c="3"/></text:p>
          <text:p text:style-name="P140"><text:s text:c="12"/></text:p>
          <text:p text:style-name="P141"><text:span text:style-name="T37">For Linux DHCP environment, the permanent ip addresses do not always need to part of <text:s/>the dynamic range, but still need to be listed as part of the HW service subnet.. <text:s/>Each BPA/FSP <text:s/>will provide <text:s/>server name, permanent ip address, and MAC address in <text:s/>the <text:s/>RHEL <text:s/>/var/lib/dhcpd/dhcpd.leases, or SLES /var/lib/dhcp/db/dhcp.leases) <text:s/>file. <text:s/>The makedhcp may place comments in the DHCP configurations file <text:s/>/etc/dhcpd.conf, but it does not control the BPA/FSP ip permanent assignments . </text:span><text:span text:style-name="T37">The Linux DHCP leases file <text:s/>/var/lib/dhcp/db/dhcp.leases <text:s/></text:span><text:soft-page-break/><text:span text:style-name="T37">will continue to work with floating BPA/FSP ip addresses that start from the highest <text:s/>available IP address found in the dynamic range of the <text:s/>/etc/dhcpd.conf, file .</text:span></text:p>
          <text:p text:style-name="P141"/>
          <text:p text:style-name="P142">The following <text:s/>is an example of <text:s/>an <text:s/>DHCP environment working with HW service subnet</text:p>
        </text:list-header>
      </text:list>
      <text:p text:style-name="P57"/>
      <text:list xml:id="list33455897" text:style-name="L26">
        <text:list-item>
          <text:p text:style-name="P186">xCAT command to write networks table</text:p>
        </text:list-item>
      </text:list>
      <text:list xml:id="list38317579" text:style-name="L22">
        <text:list-item>
          <text:list>
            <text:list-header>
              <text:p text:style-name="P208">mkdef -t network -o HWVALN192 net=192.168.200.0 mask=255.255.255.0 mgtifname=en0 gateway=192.168.200.205 dhcpserver=192.168.200.205 tftpserver=192.168.200.205 nameservers=192.168.200.205 dynamicrange="192.168.200.1-192.168.200.254"</text:p>
            </text:list-header>
          </text:list>
        </text:list-item>
      </text:list>
      <text:list xml:id="list33432793" text:continue-list="list33455897" text:style-name="L26">
        <text:list-header>
          <text:p text:style-name="P186"/>
        </text:list-header>
        <text:list-item>
          <text:p text:style-name="P186">networks table</text:p>
        </text:list-item>
      </text:list>
      <text:list xml:id="list33456099" text:continue-list="list38317579" text:style-name="L22">
        <text:list-item>
          <text:list>
            <text:list-header>
              <text:p text:style-name="P205">#netname,net,mask,mgtifname,gateway,dhcpserver,tftpserver,nameservers, <text:s text:c="2"/>ntpservers,logservers,dynamiprange,nodehostname,comments,disable</text:p>
              <text:p text:style-name="P205">"HWVALN192","192.168.200.0","255.255.255.0","en0","192.168.200.205","192.168.200.205","192.168.200.205","192.168.200.205",,"192.168.200.205","192.168.200.1-192.168.200.254",,,</text:p>
            </text:list-header>
          </text:list>
        </text:list-item>
      </text:list>
      <text:p text:style-name="P10"/>
      <text:list xml:id="list33455047" text:continue-list="list33455980" text:style-name="L21">
        <text:list-header>
          <text:p text:style-name="P140"><text:span text:style-name="T2">In the above example, network interface name en0 is used for both random and permanent ip address, The HWVLAN192 subnet is using the full ip range subnet 192.168.200.1-</text:span><text:span text:style-name="T2">192.168.200.255" . <text:s/>The “dynamicrange” field works for both randomly ip addresses and permanent IP addresses using “192.168.200.1-192.168.200.254”. If the BPA/FSPs is not more than 128, system admins can specify the permanent IP addresses from 192.168.200.129 to 192.168.200.254. <text:s/>The remaining IP range “192.168.200.1-192.168.200.128” can be used by randomly IP addresses. The BPA/FSPs will first receive floating dynamic IP addresses in this range from xCAT MN DHCP server </text:span><text:span text:style-name="T6">192.168.200.205.</text:span> <text:s/></text:p>
        </text:list-header>
      </text:list>
      <text:p text:style-name="P73"/>
      <text:list xml:id="list33444930" text:continue-numbering="true" text:style-name="L21">
        <text:list-header>
          <text:p text:style-name="P140">The “permanent” ip range support is only available with xCAT 2.4 and later releases. There is a <text:s/>new attribute <text:s/>“--makedhcp” added to xCAT <text:s/><text:span text:style-name="T13">lsslp</text:span> command, and code changes to <text:span text:style-name="T13">makedhcp</text:span> <text:s/>command that allows the xCAT administrator to update the DHCP server configuration to now reference the BPA/FSP as permanent ip address settings. This will place an association of the BPA/FSP server hostname, <text:s/>MAC address, and the permanent ip address in the DHCP leases <text:s/>(AIX <text:span text:style-name="T13">/etc/dhcpsd.cnf</text:span>, RHEL /<text:span text:style-name="T13">var/lib/dhcpd/dhcpd.leases, </text:span><text:span text:style-name="T35">SLES</text:span><text:span text:style-name="T13"> /var/lib/dhcp/db/dhcp.leases</text:span>) <text:s/>files. <text:s/>But if the admin wants to keep the BPA/FSP as random, DHCP will continue to monitor the BPA/FSP IPs based on DHCP file(AIX /etc/db_file.cr, Linux /var/lib/dhcpd/dhcpd.leases).</text:p>
        </text:list-header>
      </text:list>
      <text:p text:style-name="P111"/>
      <text:list xml:id="list33443019" text:continue-numbering="true" text:style-name="L21">
        <text:list-header>
          <text:p text:style-name="P140">There is new xCAT support added to <text:span text:style-name="T13">lsslp -resetnet </text:span>command to help update the BPA and FSP interfaces to work with new permanent ip address. <text:s/>This BPA/FSP update activity will reference this new BPA/FSP permanent ip address specified in the xCATDB and DHCP leases file. It will then directly communicate with the current BPA/FSP (dyanmic ip address). and update the ip address to now match the permanent ip address without needing to physically power down the frame or CEC. The xCAT administrator does have the option to phycially power down the frame or CEC, and when it powers up, it will also reference the <text:s text:c="2"/>permanent ip address that is specified in the DHCP configuration file.</text:p>
        </text:list-header>
      </text:list>
      <text:p text:style-name="P74"/>
      <text:list xml:id="list33450480" text:continue-numbering="true" text:style-name="L21">
        <text:list-header>
          <text:p text:style-name="P140"><text:soft-page-break/>The following is the implementation to be used working with the permanent ip address. It will specify the xCAT commands and administrator activity. </text:p>
          <text:p text:style-name="P140"/>
        </text:list-header>
      </text:list>
      <text:list xml:id="list33430308" text:style-name="L27">
        <text:list-item>
          <text:p text:style-name="P191">Update hosts table</text:p>
        </text:list-item>
      </text:list>
      <text:list xml:id="list33434187" text:style-name="L28">
        <text:list-header>
          <text:p text:style-name="P143">The "hosts" table stores the hostnames and ip addresses for all the nodes. In hardware discovery scenarios, the hostnames and ip addresses information for all the FSPs and BPAs will be saved in "hosts" table. <text:s/>Please be aware that xCAT command --updatehosts option will overwrite the IP addresses setting in hosts table for FSP/BPAs with their current IP addresses. <text:s/>So this step is optional, if you do not want to assign specific ip address to each FSP or BPA and does not care about using the random DHCP ip addresses for all the FSPs and BPAs, you can specify --updatehosts options in all the following lsslp commands and this step of updating hosts table is not required.</text:p>
        </text:list-header>
      </text:list>
      <text:p text:style-name="P18"/>
      <text:list xml:id="list33427967" text:style-name="L29">
        <text:list-item>
          <text:p text:style-name="P192">Command to write hosts table</text:p>
        </text:list-item>
      </text:list>
      <text:p text:style-name="P102">chdef frame1a ip="192.168.200.10"</text:p>
      <text:p text:style-name="P100">chdef frame2a ip="192.168.200.11"</text:p>
      <text:p text:style-name="P100">… ...</text:p>
      <text:p text:style-name="P100">chdef f1c1 ip="192.168.200.100"</text:p>
      <text:p text:style-name="P100">… …</text:p>
      <text:list xml:id="list33462332" text:continue-numbering="true" text:style-name="L29">
        <text:list-header>
          <text:p text:style-name="P212">chdef f1c16 ip="192.168.200.106"</text:p>
        </text:list-header>
        <text:list-item>
          <text:p text:style-name="P193">hosts table</text:p>
        </text:list-item>
      </text:list>
      <text:list xml:id="list33431196" text:style-name="L30">
        <text:list-item>
          <text:list>
            <text:list-header>
              <text:p text:style-name="P215">#node,ip,hostnames,comments,disable</text:p>
              <text:p text:style-name="P213">"frame1a","192.168.200.10",,,,</text:p>
              <text:p text:style-name="P213">"frame2a","192.168.200.11",,,,</text:p>
              <text:p text:style-name="P213">… ...</text:p>
              <text:p text:style-name="P213">"f1c1","192.168.200.100",,,,</text:p>
              <text:p text:style-name="P213">… ...</text:p>
              <text:p text:style-name="P213">"f1c16","192.168.200.106",,,,</text:p>
            </text:list-header>
          </text:list>
        </text:list-item>
      </text:list>
      <text:p text:style-name="P126"/>
      <text:p text:style-name="P19"/>
      <text:list xml:id="list33451619" text:continue-list="list33434187" text:style-name="L28">
        <text:list-header>
          <text:p text:style-name="P143">Note: If the CECs have two FSPs installed such as the POWER 595 systems, both the two FSPs should be added into the xCAT database. Here is an example:</text:p>
        </text:list-header>
      </text:list>
      <text:list xml:id="list33436219" text:continue-list="list33431196" text:style-name="L30">
        <text:list-item>
          <text:list>
            <text:list-header>
              <text:p text:style-name="P215">#node,ip,hostnames,comments,disable</text:p>
              <text:p text:style-name="P213">"f1c1-A","192.168.200.100",,,,</text:p>
              <text:p text:style-name="P213">"f1c1-B","192.168.200.101",,,,</text:p>
              <text:p text:style-name="P213">… ...</text:p>
              <text:p text:style-name="P213">"f1c16-A","192.168.200.130",,,,</text:p>
              <text:p text:style-name="P213">"f1c16-B","192.168.200.131",,,,</text:p>
            </text:list-header>
          </text:list>
        </text:list-item>
      </text:list>
      <text:list xml:id="list33462139" text:continue-list="list33464149" text:style-name="L9">
        <text:list-header>
          <text:p text:style-name="P179"><text:soft-page-break/></text:p>
        </text:list-header>
      </text:list>
      <text:p text:style-name="P127"/>
      <text:list xml:id="list33458770" text:continue-list="list33430308" text:style-name="L27">
        <text:list-item>
          <text:p text:style-name="P219">Update xCAT DB <text:s/>working with stanza files and makedhcp command</text:p>
        </text:list-item>
      </text:list>
      <text:list xml:id="list38323911" text:style-name="L19">
        <text:list-header>
          <text:p text:style-name="P132">This will specify the command and administrator activity working with BPA and FSP stanza files, for the BPA/FSP permanent ip addresses </text:p>
          <text:p text:style-name="P154">1). <text:s/>The discovery of HMC <text:s/>is not used with the BPA/FSP permanent ip address. You should reference all the HMCs based on earlier administrator activity.</text:p>
          <text:p text:style-name="P155">2). <text:s/>Issue <text:span text:style-name="T13">lsslp</text:span> command to reference the BPA (Frame) information and write into the BPA stanza file . If you are using new xCAT 2.4 “vpd” or “switch” table methods, you can use the optional attributes “switchport” or “vpd” with lsslp command. If you specify the <text:s/>attribute “–updatehosts”, <text:s/>it will update the xCAT “hosts” table with the server node hostname and ip address.</text:p>
        </text:list-header>
      </text:list>
      <text:list xml:id="list33448965" text:style-name="L31">
        <text:list-item>
          <text:list>
            <text:list-header>
              <text:p text:style-name="P204">lsslp -s BPA -z -i 10.0.0.1 -M {switchport|vpd} &gt; /bpa/stanza/file</text:p>
            </text:list-header>
          </text:list>
        </text:list-item>
      </text:list>
      <text:p text:style-name="P12"/>
      <text:list xml:id="list33451710" text:style-name="L32">
        <text:list-header>
          <text:p text:style-name="P136">3). <text:s/>Review the BPA stanza file and make modifications if necessary. You should update the BPA server nodename and ip addresses to match your permanent ip addresses as planned in your xCAT configuration. </text:p>
        </text:list-header>
      </text:list>
      <text:p text:style-name="P12"><text:s text:c="4"/>Write the BPA stanza information into xCAT DB with xCAT command <text:span text:style-name="T13">mkdef</text:span></text:p>
      <text:list xml:id="list33450809" text:continue-list="list33448965" text:style-name="L31">
        <text:list-item>
          <text:list>
            <text:list-header>
              <text:p text:style-name="P204">cat /bpa/stanza/file | mkdef -z</text:p>
            </text:list-header>
          </text:list>
        </text:list-item>
      </text:list>
      <text:p text:style-name="P12"><text:s text:c="2"/></text:p>
      <text:p text:style-name="P12"/>
      <text:list xml:id="list33454256" text:continue-list="list33451710" text:style-name="L32">
        <text:list-header>
          <text:p text:style-name="P137"><text:span text:style-name="T35">4). <text:s/>Issue </text:span><text:span text:style-name="T13">lsslp</text:span><text:span text:style-name="T35"> to get FSP information and write into the FSP stanza file. If you are using the vpd or switch table method, you can use the optional attributes ”switchport” or “vpd” with the lsslp </text:span><text:span text:style-name="T35">command. If you specify the attribute “updatehosts”, it will also update the xCAT hosts table with the server host name and ip address. </text:span></text:p>
        </text:list-header>
      </text:list>
      <text:list xml:id="list33450616" text:continue-list="list33450809" text:style-name="L31">
        <text:list-item>
          <text:list>
            <text:list-header>
              <text:p text:style-name="P204">lsslp -s FSP -z -i 10.0.0.1 -M {switchport|vpd} --updatehosts &gt; /fsp/stanza/file</text:p>
            </text:list-header>
          </text:list>
        </text:list-item>
      </text:list>
      <text:p text:style-name="P12"/>
      <text:list xml:id="list33457796" text:continue-list="list33454256" text:style-name="L32">
        <text:list-header>
          <text:p text:style-name="P136">5). <text:s/>Review the FSP stanza file and make modifications if necessary. <text:s/>You should update the FSP server nodename and the permanent <text:s/>IP address <text:s/>attribute <text:s text:c="2"/>"ip=&lt;new perm IP" <text:s/>for each of the FSP entry in the stanza file. </text:p>
        </text:list-header>
      </text:list>
      <text:p text:style-name="Default_20_Text"><text:span text:style-name="T6"><text:s text:c="8"/>Write the FSP stanza information into xCAT DB with xCAT command </text:span><text:span text:style-name="T3">mkdef.</text:span></text:p>
      <text:list xml:id="list33447529" text:continue-list="list33450616" text:style-name="L31">
        <text:list-item>
          <text:list>
            <text:list-header>
              <text:p text:style-name="P204">cat /fsp/stanza/file | mkdef -z</text:p>
            </text:list-header>
          </text:list>
        </text:list-item>
      </text:list>
      <text:p text:style-name="P16"/>
      <text:p text:style-name="P16"/>
      <text:p text:style-name="P71">The administrator should now validate that the BPA and FSP server node objects have the proper hostname, new permanent ip address, MAC address <text:s/>and otherinterfaces (dyanmic ip adrress) specified using <text:span text:style-name="T13">lsdef -l</text:span> command. You can also use the xCAT <text:span text:style-name="T13">tabdump </text:span>command to refrences some xCAT tables (vpd, ppc, hosts, nodelist, mac) <text:s/>to see if they contain the permanent ip addresses. The xCAT administrator <text:s/>can execute the <text:span text:style-name="T13">chdef </text:span>command to place the proper BPA/FSP server data in the xCAT DB.</text:p>
      <text:p text:style-name="P115"/>
      <text:list xml:id="list33460749" text:continue-list="list33457796" text:style-name="L32">
        <text:list-header>
          <text:p text:style-name="P152"><text:span text:style-name="T6">6). <text:s/>Issue the </text:span><text:span text:style-name="T3">makedhcp <text:s/>-a </text:span><text:span text:style-name="T6"><text:s text:c="2"/>command to placed the permanent ip addresses, server host names, and MAC address of the BPA and FSP using the xCAT DB into the DHCP AIX configuration file</text:span><text:span text:style-name="T20"> </text:span><text:soft-page-break/><text:span text:style-name="T21">/etc/db_file.cr</text:span><text:span text:style-name="T20">, <text:s/>RHEL lease file /</text:span><text:span text:style-name="T21">var/lib/dhcpd/dhcpd.leases, </text:span><text:span text:style-name="T24">SLES</text:span><text:span text:style-name="T21"> </text:span><text:span text:style-name="T24">lease file</text:span><text:span text:style-name="T21"> /var/lib/dhcp/db/dhcp.leases.</text:span></text:p>
        </text:list-header>
      </text:list>
      <text:list xml:id="list33441491" text:continue-list="list33447529" text:style-name="L31">
        <text:list-item>
          <text:list>
            <text:list-header>
              <text:p text:style-name="P204">makedhcp -a </text:p>
            </text:list-header>
          </text:list>
        </text:list-item>
      </text:list>
      <text:p text:style-name="P17"/>
      <text:list xml:id="list33453147" text:continue-list="list33460749" text:style-name="L32">
        <text:list-header>
          <text:p text:style-name="P153"><text:span text:style-name="T35">7). <text:s/>Issue </text:span><text:span text:style-name="T13">lsslp</text:span><text:span text:style-name="T35"> <text:s/></text:span><text:span text:style-name="T13">-resetnet </text:span><text:span text:style-name="T35">to reset physical BPA and FSP to now reference the new permanent ip addresses. This command will reference the “otherinterfaces” attribute to be used to communicate </text:span><text:span text:style-name="T35">with the existing BPA/FSP “dynamic ip” . It will then update the BPA or FSP to now use the permanent ip address specified in xCAT DB and DHCP configuration. </text:span></text:p>
        </text:list-header>
      </text:list>
      <text:list xml:id="list33462121" text:continue-list="list33441491" text:style-name="L31">
        <text:list-item>
          <text:list>
            <text:list-header>
              <text:p text:style-name="P204">lsslp -s BPA -resetnet <text:s/></text:p>
              <text:p text:style-name="P204">lsslp -s FSP <text:s/>-resetnet</text:p>
            </text:list-header>
          </text:list>
        </text:list-item>
      </text:list>
      <text:list xml:id="list33439184" text:continue-list="list33458770" text:style-name="L27">
        <text:list-header>
          <text:p text:style-name="P181"/>
        </text:list-header>
        <text:list-item>
          <text:p text:style-name="P183">Update DHCP and reset FSP/BPA directly</text:p>
        </text:list-item>
      </text:list>
      <text:list xml:id="list33432746" text:continue-list="list33453147" text:style-name="L32">
        <text:list-header>
          <text:p text:style-name="P152"><text:span text:style-name="T6">This will specify the xCAT </text:span><text:span text:style-name="T3">lsslp</text:span><text:span text:style-name="T6"> command <text:s/>working with “--makedhcp” and “--resetnet” attributes for the BPA/FSP permanent ip addresses </text:span>. It is not recommended to use the -w <text:s/>flag unless with these new attributes unless you are certain that the vpd or switchport tables properly have the proper BPA/FSP data (permanent ip address, server hostname, MAC address, and otherinterfaces specified in the xCAT DB . <text:s text:c="2"/></text:p>
        </text:list-header>
      </text:list>
      <text:p text:style-name="P75"/>
      <text:list xml:id="list38329925" text:style-name="L19">
        <text:list-header>
          <text:p text:style-name="P154"><text:span text:style-name="T6">1). <text:s/></text:span>The discovery of HMC is not used with the BPA/FSP permanent ip address. You should reference all the HMCs based on earlier administrator activity.<text:span text:style-name="T4"> </text:span></text:p>
        </text:list-header>
      </text:list>
      <text:p text:style-name="Text_20_Body_20_Indent"><text:span text:style-name="T6">2). <text:s/>Execute </text:span><text:span text:style-name="T3">lsslp </text:span><text:span text:style-name="T6">command with --makedhcp and --resetnet attributes to update the DHCP configuration for the permanent ip address, server name and MAC address with BPA and FSP . This will use the information from xCAT DB and update the DHCP AIX configuration file /etc/db_file.cr, <text:s/>RHEL lease file /var/lib/dhcpd/dhcpd.leases, or SLES lease file /var/lib/dhcp/db/dhcp.leases.</text:span></text:p>
      <text:p text:style-name="P13">It will then communicate directly to the BPA and FSP using current dynamic ip from “otherinterfaces” where it updates to the permanent ip address based on the xCAT DB and the DHCP leases file. It will reset of the BPA and FSP to use the new permanent ip address without doing a power down. </text:p>
      <text:list xml:id="list33433518" text:style-name="L33">
        <text:list-item>
          <text:list>
            <text:list-header>
              <text:p text:style-name="P206">lsslp -w -s BPA <text:s/>--makedhcp --resetnet</text:p>
            </text:list-header>
          </text:list>
        </text:list-item>
      </text:list>
      <text:p text:style-name="P79">lsslp -w -s FSP --makedhcp <text:s/>--resetnet</text:p>
      <text:list xml:id="list33458137" text:continue-list="list38329925" text:style-name="L19">
        <text:list-header>
          <text:p text:style-name="P155">3). <text:s/>The lsslp command does have the capability to do many HW discovery activities in the same command execution. It is not recommended, but <text:s/>is possible to use -w to update the xCAT <text:s/>DB when using the vpd or switch port tables (--switchport/vpd). <text:s text:c="2"/>You must make sure that all the required BPA/FSP data is properly identified in the target vpd or switchport <text:s/>tables. The lsslp command then can update the DHCP configuration (--makedhcp), and reset the BPA/FSP (--resetnet) at one time.</text:p>
        </text:list-header>
      </text:list>
      <text:list xml:id="list33449284" text:continue-list="list33433518" text:style-name="L33">
        <text:list-item>
          <text:list>
            <text:list-header>
              <text:p text:style-name="P206">lsslp -s BPA -w <text:s/>-i 192.168.200.205 -M {switchport|vpd} --makedhcp –resetnet</text:p>
            </text:list-header>
          </text:list>
        </text:list-item>
      </text:list>
      <text:list xml:id="list33452991" text:style-name="L34">
        <text:list-header>
          <text:p text:style-name="P207">lsslp -s FSP -w <text:s/>-i 192.168.200.205 -M {switchport|vpd} –makedhcp --resetnet</text:p>
        </text:list-header>
      </text:list>
      <text:p text:style-name="P8"/>
      <text:list xml:id="list33459600" text:continue-list="list33441129" text:style-name="L3">
        <text:list-item>
          <text:list>
            <text:list-item>
              <text:p text:style-name="P226"><text:soft-page-break/>Limitations</text:p>
            </text:list-item>
          </text:list>
        </text:list-item>
      </text:list>
      <text:list xml:id="list33460918" text:continue-list="list33458137" text:style-name="L19">
        <text:list-header>
          <text:p text:style-name="P156"><text:s text:c="4"/>The following are limitations of HW discovery working with xCAT 2.4:</text:p>
        </text:list-header>
      </text:list>
      <text:p text:style-name="P130">1. In a cluster that contains a large number of P5 575 machines, the “lsslp” command may not be able to discover all machines. You can reduce this scaling issue with lsslp by using the <text:s/>“-t” <text:s/>(retry times) and “-c” (timeout value) flags . For an example:</text:p>
      <text:list xml:id="list33449054" text:style-name="L35">
        <text:list-item>
          <text:list>
            <text:list-header>
              <text:p text:style-name="P220">lsslp -s FSP -i 192.168.200.205 -t 5 -c 3000,3000,3000,3000,3000</text:p>
            </text:list-header>
          </text:list>
        </text:list-item>
      </text:list>
      <text:p text:style-name="P125">See “lsslp” <text:s/>man page for the details.</text:p>
      <text:p text:style-name="P128"><text:span text:style-name="T29">2. For HMC with V7R350 and V7R340 release, we had experienced some HMC discovery issues "</text:span><text:span text:style-name="T30">lsslp -m</text:span><text:span text:style-name="T29">" in different layer2/layer3 ethernet switch environments. In this case, the xCAT admin may have to manually create the HMC node objects using xCAT command “</text:span><text:span text:style-name="T30">mkdef</text:span><text:span text:style-name="T29">”. </text:span></text:p>
      <text:list xml:id="list33458707" text:continue-list="list33459600" text:style-name="L3">
        <text:list-header>
          <text:p text:style-name="P157"/>
        </text:list-header>
      </text:list>
      <text:p text:style-name="P123">3. 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mkhwconn command (described in section 3).</text:p>
      <text:p text:style-name="P11"/>
      <text:p text:style-name="P123">4. The lsslp –resetnet <text:s/>is currently only supported when working with -s BPA/FSP. We are looking to enhance the –resetnet support to work with selected node ranges in a future xCAT release. </text:p>
      <text:list xml:id="list33433534" text:style-name="L36">
        <text:list-header>
          <text:p text:style-name="P158"/>
        </text:list-header>
      </text:list>
      <text:list xml:id="list33443010" text:continue-list="list33458707" text:style-name="L3">
        <text:list-item>
          <text:p text:style-name="P224">HMC connections to frame/CEC</text:p>
        </text:list-item>
      </text:list>
      <text:list xml:id="list38329880" text:style-name="L36">
        <text:list-header>
          <text:p text:style-name="P159"><text:span text:style-name="T27">The xCAT administrator can setup the xCAT cluster to connect the BPA or FSP <text:s/>to selected HMCs that are located in their xCAT HW service VLAN. <text:s/>They can also setup a <text:s/>security environment with passwords used with the HMC, BPA, and FSP. </text:span><text:tab/></text:p>
        </text:list-header>
      </text:list>
      <text:list xml:id="list33460943" text:continue-list="list33443010" text:style-name="L3">
        <text:list-item>
          <text:list>
            <text:list-item>
              <text:p text:style-name="P226">Set proper passwords for BPA/FSP/HMC</text:p>
            </text:list-item>
          </text:list>
        </text:list-item>
      </text:list>
      <text:p text:style-name="P55">The passwords used with BPA/FSP userid 'HMC' needs to be set correctly in xCAT table “ppcdirect” or table “passwd”, if the cluster is not going to use the default passwords. <text:s/>Here is an example of table “ppcdirect”,</text:p>
      <text:list xml:id="list33432280" text:style-name="L37">
        <text:list-item>
          <text:list>
            <text:list-header>
              <text:p text:style-name="P211">#hcp,username,password,comments,disable</text:p>
              <text:p text:style-name="P211">"Server-9125-F2A-0262672","HMC","abc123",,</text:p>
              <text:p text:style-name="P211">"my_frame_grp1","HMC","abcdefg",,</text:p>
            </text:list-header>
          </text:list>
        </text:list-item>
      </text:list>
      <text:p text:style-name="P82"><text:soft-page-break/></text:p>
      <text:p text:style-name="P110">The default passwords of BPA/FSP for userid 'HMC' can also be set in table “passwd” which is used with xCAT cluster, for an example:</text:p>
      <text:list xml:id="list33438987" text:continue-numbering="true" text:style-name="L37">
        <text:list-item>
          <text:list>
            <text:list-header>
              <text:p text:style-name="P211">#key,username,password,comments,disable</text:p>
              <text:p text:style-name="P211">"fsp","HMC","ibm4you",,</text:p>
            </text:list-header>
          </text:list>
        </text:list-item>
      </text:list>
      <text:p text:style-name="P48">The passwords used with the HMC nodes working with userid “hscroot” <text:s/>is located in the xCAT table <text:s/>“ppchcp” . For an example </text:p>
      <text:list xml:id="list33461537" text:continue-numbering="true" text:style-name="L37">
        <text:list-item>
          <text:list>
            <text:list-header>
              <text:p text:style-name="P211">#hcp,username,password,comments,disable</text:p>
              <text:p text:style-name="P211">"c76v1hmc02","hscroot","abc123",,</text:p>
            </text:list-header>
          </text:list>
        </text:list-item>
      </text:list>
      <text:p text:style-name="P114"/>
      <text:list xml:id="list33449138" text:continue-list="list33460943" text:style-name="L3">
        <text:list-item>
          <text:list>
            <text:list-item>
              <text:p text:style-name="P226">Run mkhwconn to assign frames/CECs to correct HMCs</text:p>
            </text:list-item>
          </text:list>
        </text:list-item>
      </text:list>
      <text:p text:style-name="P122">The <text:span text:style-name="T13">mkhwconn</text:spa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121"/>
      <text:p text:style-name="P52">For an mkhwconn example, run</text:p>
      <text:list xml:id="list33462770" text:continue-list="list33461537" text:style-name="L37">
        <text:list-item>
          <text:list>
            <text:list-header>
              <text:p text:style-name="P221">mkhwconn FSP1 –p HMC1 -P &lt;HMC passwd&gt;</text:p>
            </text:list-header>
          </text:list>
        </text:list-item>
      </text:list>
      <text:p text:style-name="P50"><text:tab/> <text:s text:c="6"/>will result with FSP node <text:span text:style-name="T13">FSP1</text:span> to be connected <text:s/>by HMC node <text:s/><text:span text:style-name="T13">HMC1</text:span>. </text:p>
      <text:p text:style-name="P28">See mkhwconn <text:s/>man page for details of this command</text:p>
      <text:p text:style-name="P51"/>
      <text:p text:style-name="P86">Note:</text:p>
      <text:list xml:id="list33428236" text:style-name="L38">
        <text:list-item>
          <text:p text:style-name="P160"><text:span text:style-name="T36">O</text:span><text:span text:style-name="T26">nly one HMC can be specified and active in xCAT DB at a time. </text:span></text:p>
        </text:list-item>
        <text:list-item>
          <text:p text:style-name="P161">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utomatically assign all the FSP nodes found in the selected frame to the HMC.</text:p>
        </text:list-item>
      </text:list>
      <text:p text:style-name="P72"/>
      <text:p text:style-name="P45">If you need to assign <text:s/>multiple FSP/BPA server nodes to multiple HMC nodes at a given time, you need to first define the BPA/FSP servers to the target <text:s/>HMC connections in the xCAT database. Make sure the xCAT DB <text:s/>tables “ nodehm” , “ ppc”, and password “ppcdirect” are properly aligned. The FSP/BPA node object must have the “mgt”. “hcp” set to the target HMC, the parent and password for HMC userid is made available. <text:s/>The xCAT administrator can update the xCAT DB attributes for BPA/FSP node objects by using the <text:span text:style-name="T13">chdef</text:span> command. You then can run <text:s/><text:soft-page-break/><text:span text:style-name="T13">mkhwconn <text:s/>-t</text:span> <text:s/>to setup multiple BPA/FSP nodes to make connections to multiple HMC based on the xCAT DB.</text:p>
      <text:p text:style-name="P42"><text:s text:c="6"/></text:p>
      <text:p text:style-name="P44">The following is an example of activating a second HMC for BPA/FSP:</text:p>
      <text:p text:style-name="P43">Run <text:span text:style-name="T13">chdef</text:span> to change the “mgt” (node management type) to “hmc”, and change “hcp” to the corresponding HMC node.</text:p>
      <text:list xml:id="list38334084" text:style-name="L37">
        <text:list-item>
          <text:list>
            <text:list-header>
              <text:p text:style-name="P197">chdef <text:s/>frame_group1,fsp_group2 mgt=hmc hcp=hmc1. </text:p>
            </text:list-header>
          </text:list>
        </text:list-item>
      </text:list>
      <text:p text:style-name="P43"/>
      <text:p text:style-name="P43">Here the <text:span text:style-name="T13">frame_group1 </text:span>includes the selected BPA nodes, and <text:span text:style-name="T13">fsp_group2</text:span> includes FSP nodes that do not belong to the BPA nodes in frame_group1.</text:p>
      <text:p text:style-name="P41">Run <text:span text:style-name="T13">mkhwconn</text:span> to have a second hmc1 be the second and current HMC connections for <text:s/><text:span text:style-name="T13">frame_group1</text:span> and f<text:span text:style-name="T13">sp_group2</text:span>.</text:p>
      <text:list xml:id="list33442825" text:continue-numbering="true" text:style-name="L37">
        <text:list-item>
          <text:list>
            <text:list-header>
              <text:p text:style-name="P221">mkhwconn <text:s/>frame_group1,fsp_group2 <text:s/>–t</text:p>
            </text:list-header>
          </text:list>
        </text:list-item>
      </text:list>
      <text:p text:style-name="P46"/>
      <text:p text:style-name="P47">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76"/>
      <text:list xml:id="list33441596" text:continue-list="list33449138" text:style-name="L3">
        <text:list-item>
          <text:list>
            <text:list-item>
              <text:p text:style-name="P226">List <text:s/>frames/CECs <text:s/>from HMC</text:p>
            </text:list-item>
          </text:list>
        </text:list-item>
      </text:list>
      <text:p text:style-name="P66">There is the <text:span text:style-name="T13">lshwconn </text:span>command that will provide the current frame/CEC connection data that is specified on a target HMC. This information currently provides the FSP/BPA server node, the FSP/BPA IP address, <text:s/>and the connection status of the BPA/FSP used for the target HMC node. <text:s text:c="4"/></text:p>
      <text:p text:style-name="P66">Run <text:span text:style-name="T13">lshwconn <text:s/>&lt;HMC node&gt;</text:span> <text:s/>to locate all BPA/FSP servers on HMC. </text:p>
      <text:p text:style-name="P67">See “lshwconn” <text:s/>man page for the details.</text:p>
      <text:p text:style-name="P116"><text:s text:c="4"/></text:p>
      <text:list xml:id="list33442944" text:continue-numbering="true" text:style-name="L3">
        <text:list-item>
          <text:list>
            <text:list-item>
              <text:p text:style-name="P226">Move frames/CECs to other HMCs (optional)</text:p>
            </text:list-item>
          </text:list>
        </text:list-item>
      </text:list>
      <text:p text:style-name="Text_20_Body_20_Single"/>
      <text:p text:style-name="P40">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41">For example, if the attribute “hcp” attribute <text:s/>is set to HMC node <text:span text:style-name="T13">hmc1</text:span>, working with BPA server node <text:span text:style-name="T13">frame1</text:span> running <text:s text:c="3"/><text:span text:style-name="T31">“rmhwconn frame1” </text:span></text:p>
      <text:p text:style-name="P43">This will remove the frame <text:span text:style-name="T13">frame1</text:span>, as well as any CECs located in the frame1 from current HMC <text:span text:style-name="T13">hmc1</text:span>. <text:s/>The rmhwconn will also reset the xCAT database to be in a state prior to initial HMC <text:soft-page-break/>connection (mkhwconn) . The BPA/FSP server node attributes “mgt” are set back to fsp or bpa, and <text:s/>“hcp” now points back to parent FSP/BPA server <text:s/>node instead of the HMC node. </text:p>
      <text:p text:style-name="P64">Run mkhwconn to assign frames/CECs to another HMC, as described in Section 3.2. </text:p>
      <text:p text:style-name="P77"/>
      <text:list xml:id="list33461901" text:continue-numbering="true" text:style-name="L3">
        <text:list-item>
          <text:list>
            <text:list-item>
              <text:p text:style-name="P226">rspconfig to update password <text:s/>(optional)</text:p>
            </text:list-item>
          </text:list>
        </text:list-item>
      </text:list>
      <text:p text:style-name="P77"/>
      <text:p text:style-name="P34">The xCAT admin can run the rspconfig command to modify the HMC, admin, and general userid passwords on the BPA/FSP servers. The BPA/FSP servers are pre-set by System P manufacturing using default passwords. <text:s/></text:p>
      <text:p text:style-name="P34">You can use the same password logic for all the System P frames and CECs in your xCAT cluster, or specify unique passwords for HMC, admin, and general userids for selected BPA or FSP server node. You can only execute one BPA/FSP userid one at a time with the rspconfig command in xCAT2.4 . The following contains the rspconfig changing the HMC userid password from “access” to “abc123” used with the BPA and FSP.</text:p>
      <text:p text:style-name="P94"/>
      <text:list xml:id="list33435528" text:continue-list="list33442825" text:style-name="L37">
        <text:list-item>
          <text:list>
            <text:list-header>
              <text:p text:style-name="P145">rspconfig &lt;bpa&gt; HMC_passwd=access,abc123</text:p>
              <text:p text:style-name="P145">rspconfig <text:s/>&lt;fsp&gt; HMC_passwd=access,abc123</text:p>
            </text:list-header>
          </text:list>
        </text:list-item>
      </text:list>
      <text:p text:style-name="P114"/>
      <text:p text:style-name="P114">Note:</text:p>
      <text:list xml:id="list33442406" text:style-name="L39">
        <text:list-item>
          <text:p text:style-name="P162">The default password for userid HMC on BPA/FSP is empty, so if the frame or CEC is new or has been reset to manufactory setting, you can use the following command to initialize the userid HMC's password:</text:p>
        </text:list-item>
      </text:list>
      <text:list xml:id="list33435932" text:continue-list="list33435528" text:style-name="L37">
        <text:list-item>
          <text:list>
            <text:list-header>
              <text:p text:style-name="P146">rspconfig <text:s/>&lt;fsp&gt; HMC_passwd=,abc123</text:p>
            </text:list-header>
          </text:list>
        </text:list-item>
      </text:list>
      <text:list xml:id="list33452290" text:continue-list="list33442406" text:style-name="L39">
        <text:list-header>
          <text:p text:style-name="P163">The defualt passwords for userids admin and general are “admin” and “general”, so it doesn't have any difference between initializing passwords and changing passwords for userids admin and general.</text:p>
        </text:list-header>
      </text:list>
      <text:list xml:id="list33432797" text:continue-list="list33461901" text:style-name="L3">
        <text:list-item>
          <text:list>
            <text:list-item>
              <text:p text:style-name="P228">rspconfig to update frame number <text:s text:c="2"/>(optional)</text:p>
            </text:list-item>
          </text:list>
        </text:list-item>
      </text:list>
      <text:p text:style-name="P29">The xCAT administratorcan run the <text:span text:style-name="T13">rspconfig</text:span> command to specify the frame number information when working with 24 inch frames that contain the BPA logic. This information is helpful for large System P clusters where many frames are being used. The rspconfig command will allow the xCAT admin to list the current frame number, or can set BPA server node to a specific frame number. The admin can work with the “ppc” table to setup the frame number or execute one BPA server at a time. </text:p>
      <text:p text:style-name="P1"/>
      <text:list xml:id="list38316961" text:style-name="L37">
        <text:list-item>
          <text:list>
            <text:list-header>
              <text:p text:style-name="P200"><text:span text:style-name="T13">rspconfig</text:span> &lt;bpa&gt; <text:s/>frame <text:s text:c="2"/>(list current frame number)</text:p>
            </text:list-header>
          </text:list>
        </text:list-item>
      </text:list>
      <text:p text:style-name="P70"><text:span text:style-name="T17">rspconfig</text:span><text:span text:style-name="T15"> &lt;bpa&gt; frame=4 (change BPA to now be frame 4)</text:span></text:p>
      <text:list xml:id="list33434201" text:continue-list="list33432797" text:style-name="L3">
        <text:list-item>
          <text:list>
            <text:list-item>
              <text:p text:style-name="P227"><text:soft-page-break/>rspconfig to update BPA/FSP hostname <text:s text:c="3"/>(optional)</text:p>
            </text:list-item>
          </text:list>
        </text:list-item>
      </text:list>
      <text:p text:style-name="P109"><text:span text:style-name="T15">The xCAT administrator can now run the </text:span><text:span text:style-name="T17">rspconfig</text:span><text:span text:style-name="T15"> command to update the hostnames in the BPA or FSP to match the new hostnames that were created in the xCAT DB “hosts table”. The rspconfig command can work with selected BPA/FSP nodes based on data found in the xCAT “hosts” table.</text:span></text:p>
      <text:p text:style-name="P4"/>
      <text:p text:style-name="P69"><text:span text:style-name="T17">rspconfig</text:span><text:span text:style-name="T15"> &lt;bpa_node&gt; <text:s/>hostname=*</text:span></text:p>
      <text:p text:style-name="P68"><text:span text:style-name="T17">rspconfig</text:span><text:span text:style-name="T15"> &lt;fsp_node&gt; <text:s text:c="2"/>hostn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Tahoma2" svg:font-family="Tahoma"/>
    <style:font-face style:name="LiberationSerif-Regular" svg:font-family="LiberationSerif-Regular" style:font-family-generic="roman"/>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_20_Text" style:display-name="Default Text" style:family="paragraph" style:class="text"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Heading_20_1" style:display-name="Heading 1" style:family="paragraph" style:parent-style-name="Default_20_Text" style:next-style-name="Text_20_Body_20_Single" style:class="text">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_20_3" style:display-name="Heading 3" style:family="paragraph" style:parent-style-name="Heading" style:next-style-name="Text_20_Body_20_Single" style:class="text">
      <style:text-properties style:font-name="Times New Roman" fo:font-size="14pt" fo:font-weight="bold" style:font-name-asian="宋体1" style:font-size-asian="14pt" style:font-weight-asian="bold" style:font-name-complex="Tahoma" style:font-size-complex="14pt" style:font-weight-complex="bold"/>
    </style:style>
    <style:style style:name="Normal" style:family="paragraph" style:parent-style-name="Default_20_Text" style:next-style-name="Default_20_Text">
      <style:paragraph-properties fo:margin-left="0cm" fo:margin-right="0cm" fo:margin-top="0.176cm" fo:margin-bottom="0.176cm" fo:text-indent="0cm" style:auto-text-indent="true"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Heading_20_4" style:display-name="Heading 4" style:family="paragraph" style:parent-style-name="Heading" style:next-style-name="Text_20_Body_20_Single"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Normal" style:class="index" style:master-page-name="">
      <style:paragraph-properties fo:margin-left="0cm" fo:margin-right="0cm" fo:text-align="center" fo:text-align-last="justify" style:justify-single-word="false" fo:text-indent="0cm" style:auto-text-indent="tru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RTF_5f_Num_20_2_20_1" style:display-name="RTF_Num 2 1" style:family="text">
      <style:text-properties style:font-name="宋体"/>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Footer"><text:page-number text:select-page="current">27</text:page-number></text:p>
      </style:footer>
    </style:master-page>
    <style:master-page style:name="Index"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02:47:40.23</meta:creation-date>
    <meta:editing-duration>PT00H00M00S</meta:editing-duration>
    <meta:editing-cycles>1</meta:editing-cycles>
    <meta:generator>OpenOffice.org/3.0$Win32 OpenOffice.org_project/300m9$Build-9358</meta:generator>
    <meta:document-statistic meta:table-count="0" meta:image-count="0" meta:object-count="0" meta:page-count="27" meta:paragraph-count="418" meta:word-count="8899" meta:character-count="55630"/>
    <meta:user-defined meta:name="Info 1"/>
    <meta:user-defined meta:name="Info 2"/>
    <meta:user-defined meta:name="Info 3"/>
    <meta:user-defined meta:name="Info 4"/>
  </office:meta>
</office:document-meta>
</file>